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100000084C568D428.png" manifest:media-type="image/png"/>
  <manifest:file-entry manifest:full-path="Pictures/10000DDC00001F7E00000DA280D6E821.svg" manifest:media-type="image/svg+xml"/>
  <manifest:file-entry manifest:full-path="Pictures/100002010000027E000003527CB4228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999999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999999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>
      <style:graphic-properties draw:stroke="none" svg:stroke-color="#000000" draw:fill="none" draw:fill-color="#ffffff" fo:min-height="1.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673cm" svg:height="0.962cm" svg:x="1cm" svg:y="1.388cm">
          <draw:text-box>
            <text:p>Business/Schul-Netzwerk</text:p>
          </draw:text-box>
        </draw:frame>
        <draw:frame draw:style-name="gr2" draw:layer="layout" svg:width="11cm" svg:height="1.673cm" svg:x="8.2cm" svg:y="5.95cm">
          <draw:text-box>
            <text:p>10.0.0.1</text:p>
            <text:p>&amp; DHCP, DNS, SAMBA, LDAP, NFS</text:p>
          </draw:text-box>
        </draw:frame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3" draw:text-style-name="P1" draw:layer="layout" svg:width="0.406cm" svg:height="0.377cm" svg:x="6.693cm" svg:y="8.852cm" svg:viewBox="0 0 407 378" svg:d="M27 378c257 0 380-108 380-216s-93-162-280-162c0 162-197-162-100 378z">
            <text:p/>
          </draw:path>
          <draw:g>
            <draw:polygon draw:style-name="gr4" draw:text-style-name="P2" draw:layer="layout" svg:width="1.121cm" svg:height="3.025cm" svg:x="5.594cm" svg:y="6.204cm" svg:viewBox="0 0 1122 3026" draw:points="0,2378 0,0 1122,648 1122,3026">
              <text:p/>
            </draw:polygon>
            <draw:polygon draw:style-name="gr5" draw:text-style-name="P2" draw:layer="layout" svg:width="0.934cm" svg:height="2.701cm" svg:x="5.687cm" svg:y="6.366cm" svg:viewBox="0 0 935 2702" draw:points="0,2161 0,0 935,540 935,2702">
              <text:p/>
            </draw:polygon>
            <draw:polygon draw:style-name="gr6" draw:text-style-name="P2" draw:layer="layout" svg:width="1.225cm" svg:height="0.701cm" svg:x="5.594cm" svg:y="6.15cm" svg:viewBox="0 0 1226 702" draw:points="1122,702 0,54 104,0 1226,648">
              <text:p/>
            </draw:polygon>
            <draw:polygon draw:style-name="gr7" draw:text-style-name="P2" draw:layer="layout" svg:width="0.103cm" svg:height="2.431cm" svg:x="6.716cm" svg:y="6.798cm" svg:viewBox="0 0 104 2432" draw:points="0,2432 0,54 104,0 104,2378">
              <text:p/>
            </draw:polygon>
            <draw:polygon draw:style-name="gr8" draw:text-style-name="P2" draw:layer="layout" svg:width="1.225cm" svg:height="3.079cm" svg:x="5.594cm" svg:y="6.15cm" svg:viewBox="0 0 1226 3080" draw:points="104,0 1226,648 1226,3026 1122,3080 0,2432 0,54">
              <text:p/>
            </draw:polygon>
          </draw:g>
        </draw:g>
        <draw:frame draw:style-name="gr2" draw:layer="layout" svg:width="4.8cm" svg:height="1.35cm" svg:x="2.5cm" svg:y="8.6cm">
          <draw:text-box>
            <text:p>10.100.1.1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9" draw:text-style-name="P1" draw:layer="layout" svg:width="2.08cm" svg:height="1.189cm" svg:x="10.819cm" svg:y="11.04cm" svg:viewBox="0 0 2081 1190" svg:d="M0 1190c0 0 1577-438 1940-770 335-307-2-420-243-420 0 152-1697 1120-1697 1190z">
            <text:p/>
          </draw:path>
          <draw:g>
            <draw:polygon draw:style-name="gr10" draw:text-style-name="P2" draw:layer="layout" svg:width="4.106cm" svg:height="2.373cm" svg:x="8.39cm" svg:y="10.023cm" svg:viewBox="0 0 4107 2374" draw:points="1660,2374 4107,960 2447,0 0,1414">
              <text:p/>
            </draw:polygon>
            <draw:polygon draw:style-name="gr11" draw:text-style-name="P3" draw:layer="layout" svg:width="2.708cm" svg:height="1.565cm" svg:x="8.827cm" svg:y="10.276cm" svg:viewBox="0 0 2709 1566" draw:points="2709,404 2010,0 0,1162 699,1566">
              <text:p/>
            </draw:polygon>
            <draw:polygon draw:style-name="gr12" draw:text-style-name="P2" draw:layer="layout" svg:width="2.446cm" svg:height="3.636cm" svg:x="8.39cm" svg:y="7.801cm" svg:viewBox="0 0 2447 3637" draw:points="2447,2223 2447,0 0,1414 0,3637">
              <text:p/>
            </draw:polygon>
            <draw:polygon draw:style-name="gr13" draw:text-style-name="P2" draw:layer="layout" svg:width="2.271cm" svg:height="3.181cm" svg:x="8.477cm" svg:y="7.952cm" svg:viewBox="0 0 2272 3182" draw:points="2272,1869 2272,0 0,1313 0,3182">
              <text:p/>
            </draw:polygon>
            <draw:polygon draw:style-name="gr14" draw:text-style-name="P2" draw:layer="layout" svg:width="2.533cm" svg:height="1.464cm" svg:x="8.303cm" svg:y="7.75cm" svg:viewBox="0 0 2534 1465" draw:points="87,1465 2534,51 2447,0 0,1414">
              <text:p/>
            </draw:polygon>
            <draw:polygon draw:style-name="gr15" draw:text-style-name="P2" draw:layer="layout" svg:width="0.086cm" svg:height="2.272cm" svg:x="8.303cm" svg:y="9.164cm" svg:viewBox="0 0 87 2273" draw:points="87,2273 87,51 0,0 0,2223">
              <text:p/>
            </draw:polygon>
            <draw:polygon draw:style-name="gr16" draw:text-style-name="P2" draw:layer="layout" svg:width="1.659cm" svg:height="1.211cm" svg:x="8.39cm" svg:y="11.437cm" svg:viewBox="0 0 1660 1212" draw:points="1660,1212 1660,960 0,0 0,253">
              <text:p/>
            </draw:polygon>
            <draw:line draw:style-name="gr17" draw:text-style-name="P2" draw:layer="layout" svg:x1="11.361cm" svg:y1="10.579cm" svg:x2="9.351cm" svg:y2="11.741cm">
              <text:p/>
            </draw:line>
            <draw:line draw:style-name="gr18" draw:text-style-name="P2" draw:layer="layout" svg:x1="11.186cm" svg:y1="10.478cm" svg:x2="9.176cm" svg:y2="11.64cm">
              <text:p/>
            </draw:line>
            <draw:line draw:style-name="gr19" draw:text-style-name="P2" draw:layer="layout" svg:x1="11.011cm" svg:y1="10.377cm" svg:x2="9.001cm" svg:y2="11.539cm">
              <text:p/>
            </draw:line>
            <draw:line draw:style-name="gr20" draw:text-style-name="P2" draw:layer="layout" svg:x1="9.264cm" svg:y1="11.387cm" svg:x2="9.089cm" svg:y2="11.286cm">
              <text:p/>
            </draw:line>
            <draw:line draw:style-name="gr21" draw:text-style-name="P2" draw:layer="layout" svg:x1="9.438cm" svg:y1="11.286cm" svg:x2="9.263cm" svg:y2="11.185cm">
              <text:p/>
            </draw:line>
            <draw:line draw:style-name="gr22" draw:text-style-name="P2" draw:layer="layout" svg:x1="9.613cm" svg:y1="11.185cm" svg:x2="9.438cm" svg:y2="11.084cm">
              <text:p/>
            </draw:line>
            <draw:line draw:style-name="gr23" draw:text-style-name="P2" draw:layer="layout" svg:x1="9.526cm" svg:y1="11.437cm" svg:x2="9.351cm" svg:y2="11.336cm">
              <text:p/>
            </draw:line>
            <draw:line draw:style-name="gr24" draw:text-style-name="P2" draw:layer="layout" svg:x1="9.701cm" svg:y1="11.336cm" svg:x2="9.526cm" svg:y2="11.235cm">
              <text:p/>
            </draw:line>
            <draw:line draw:style-name="gr25" draw:text-style-name="P2" draw:layer="layout" svg:x1="9.875cm" svg:y1="11.235cm" svg:x2="9.7cm" svg:y2="11.134cm">
              <text:p/>
            </draw:line>
            <draw:line draw:style-name="gr26" draw:text-style-name="P2" draw:layer="layout" svg:x1="9.788cm" svg:y1="11.084cm" svg:x2="9.613cm" svg:y2="10.983cm">
              <text:p/>
            </draw:line>
            <draw:line draw:style-name="gr27" draw:text-style-name="P2" draw:layer="layout" svg:x1="10.05cm" svg:y1="11.134cm" svg:x2="9.875cm" svg:y2="11.033cm">
              <text:p/>
            </draw:line>
            <draw:line draw:style-name="gr28" draw:text-style-name="P2" draw:layer="layout" svg:x1="9.963cm" svg:y1="10.983cm" svg:x2="9.788cm" svg:y2="10.882cm">
              <text:p/>
            </draw:line>
            <draw:line draw:style-name="gr29" draw:text-style-name="P2" draw:layer="layout" svg:x1="10.138cm" svg:y1="10.882cm" svg:x2="9.963cm" svg:y2="10.781cm">
              <text:p/>
            </draw:line>
            <draw:line draw:style-name="gr30" draw:text-style-name="P2" draw:layer="layout" svg:x1="10.312cm" svg:y1="10.781cm" svg:x2="10.137cm" svg:y2="10.68cm">
              <text:p/>
            </draw:line>
            <draw:line draw:style-name="gr31" draw:text-style-name="P2" draw:layer="layout" svg:x1="10.225cm" svg:y1="11.033cm" svg:x2="10.05cm" svg:y2="10.932cm">
              <text:p/>
            </draw:line>
            <draw:line draw:style-name="gr32" draw:text-style-name="P2" draw:layer="layout" svg:x1="10.4cm" svg:y1="10.932cm" svg:x2="10.225cm" svg:y2="10.831cm">
              <text:p/>
            </draw:line>
            <draw:line draw:style-name="gr33" draw:text-style-name="P2" draw:layer="layout" svg:x1="10.574cm" svg:y1="10.831cm" svg:x2="10.399cm" svg:y2="10.73cm">
              <text:p/>
            </draw:line>
            <draw:line draw:style-name="gr34" draw:text-style-name="P2" draw:layer="layout" svg:x1="10.487cm" svg:y1="10.68cm" svg:x2="10.312cm" svg:y2="10.579cm">
              <text:p/>
            </draw:line>
            <draw:line draw:style-name="gr35" draw:text-style-name="P2" draw:layer="layout" svg:x1="10.749cm" svg:y1="10.73cm" svg:x2="10.574cm" svg:y2="10.629cm">
              <text:p/>
            </draw:line>
            <draw:line draw:style-name="gr36" draw:text-style-name="P2" draw:layer="layout" svg:x1="10.662cm" svg:y1="10.579cm" svg:x2="10.487cm" svg:y2="10.478cm">
              <text:p/>
            </draw:line>
            <draw:line draw:style-name="gr37" draw:text-style-name="P2" draw:layer="layout" svg:x1="10.837cm" svg:y1="10.478cm" svg:x2="10.662cm" svg:y2="10.377cm">
              <text:p/>
            </draw:line>
            <draw:line draw:style-name="gr38" draw:text-style-name="P2" draw:layer="layout" svg:x1="10.924cm" svg:y1="10.629cm" svg:x2="10.749cm" svg:y2="10.528cm">
              <text:p/>
            </draw:line>
            <draw:line draw:style-name="gr39" draw:text-style-name="P2" draw:layer="layout" svg:x1="9.788cm" svg:y1="11.488cm" svg:x2="9.613cm" svg:y2="11.387cm">
              <text:p/>
            </draw:line>
            <draw:line draw:style-name="gr40" draw:text-style-name="P2" draw:layer="layout" svg:x1="9.963cm" svg:y1="11.387cm" svg:x2="9.788cm" svg:y2="11.286cm">
              <text:p/>
            </draw:line>
            <draw:line draw:style-name="gr41" draw:text-style-name="P2" draw:layer="layout" svg:x1="10.138cm" svg:y1="11.286cm" svg:x2="9.963cm" svg:y2="11.185cm">
              <text:p/>
            </draw:line>
            <draw:line draw:style-name="gr42" draw:text-style-name="P2" draw:layer="layout" svg:x1="10.225cm" svg:y1="11.437cm" svg:x2="10.05cm" svg:y2="11.336cm">
              <text:p/>
            </draw:line>
            <draw:line draw:style-name="gr43" draw:text-style-name="P2" draw:layer="layout" svg:x1="10.4cm" svg:y1="11.336cm" svg:x2="10.225cm" svg:y2="11.235cm">
              <text:p/>
            </draw:line>
            <draw:line draw:style-name="gr44" draw:text-style-name="P2" draw:layer="layout" svg:x1="10.312cm" svg:y1="11.185cm" svg:x2="10.137cm" svg:y2="11.084cm">
              <text:p/>
            </draw:line>
            <draw:line draw:style-name="gr45" draw:text-style-name="P2" draw:layer="layout" svg:x1="10.487cm" svg:y1="11.084cm" svg:x2="10.312cm" svg:y2="10.983cm">
              <text:p/>
            </draw:line>
            <draw:line draw:style-name="gr46" draw:text-style-name="P2" draw:layer="layout" svg:x1="10.662cm" svg:y1="10.983cm" svg:x2="10.487cm" svg:y2="10.882cm">
              <text:p/>
            </draw:line>
            <draw:line draw:style-name="gr47" draw:text-style-name="P2" draw:layer="layout" svg:x1="10.837cm" svg:y1="10.882cm" svg:x2="10.662cm" svg:y2="10.781cm">
              <text:p/>
            </draw:line>
            <draw:line draw:style-name="gr48" draw:text-style-name="P2" draw:layer="layout" svg:x1="11.099cm" svg:y1="10.932cm" svg:x2="10.924cm" svg:y2="10.831cm">
              <text:p/>
            </draw:line>
            <draw:line draw:style-name="gr49" draw:text-style-name="P2" draw:layer="layout" svg:x1="11.011cm" svg:y1="10.781cm" svg:x2="10.836cm" svg:y2="10.68cm">
              <text:p/>
            </draw:line>
            <draw:line draw:style-name="gr50" draw:text-style-name="P2" draw:layer="layout" svg:x1="11.274cm" svg:y1="10.831cm" svg:x2="11.099cm" svg:y2="10.73cm">
              <text:p/>
            </draw:line>
            <draw:line draw:style-name="gr51" draw:text-style-name="P2" draw:layer="layout" svg:x1="9.875cm" svg:y1="11.64cm" svg:x2="9.7cm" svg:y2="11.539cm">
              <text:p/>
            </draw:line>
            <draw:line draw:style-name="gr52" draw:text-style-name="P2" draw:layer="layout" svg:x1="10.05cm" svg:y1="11.538cm" svg:x2="9.875cm" svg:y2="11.437cm">
              <text:p/>
            </draw:line>
            <draw:polygon draw:style-name="gr53" draw:text-style-name="P2" draw:layer="layout" svg:width="2.446cm" svg:height="1.666cm" svg:x="10.05cm" svg:y="10.983cm" svg:viewBox="0 0 2447 1667" draw:points="2447,253 2447,0 0,1414 0,1667">
              <text:p/>
            </draw:polygon>
            <draw:polygon draw:style-name="gr54" draw:text-style-name="P2" draw:layer="layout" svg:width="4.194cm" svg:height="4.899cm" svg:x="8.302cm" svg:y="7.75cm" svg:viewBox="0 0 4195 4900" draw:points="2447,0 0,1414 0,3637 88,3687 88,3940 1748,4900 4195,3485 4195,3233 2535,2273 2535,51">
              <text:p/>
            </draw:polygon>
            <draw:polygon draw:style-name="gr55" draw:text-style-name="P2" draw:layer="layout" svg:width="1.048cm" svg:height="0.605cm" svg:x="10.399cm" svg:y="11.134cm" svg:viewBox="0 0 1049 606" draw:points="1049,253 612,0 0,354 437,606">
              <text:p/>
            </draw:polygon>
            <draw:line draw:style-name="gr56" draw:text-style-name="P2" draw:layer="layout" svg:x1="9.351cm" svg:y1="11.538cm" svg:x2="9.176cm" svg:y2="11.437cm">
              <text:p/>
            </draw:line>
            <draw:line draw:style-name="gr57" draw:text-style-name="P2" draw:layer="layout" svg:x1="9.613cm" svg:y1="11.589cm" svg:x2="9.438cm" svg:y2="11.488cm">
              <text:p/>
            </draw:line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58" draw:text-style-name="P1" draw:layer="layout" svg:width="2.276cm" svg:height="1.416cm" svg:x="17.123cm" svg:y="10.933cm" svg:viewBox="0 0 2277 1417" svg:d="M4 1417c240 0 2273-506 2273-962 0-455-547-455-788-455 0 152-1573 304-1485 1417z">
            <text:p/>
          </draw:path>
          <draw:g>
            <draw:polygon draw:style-name="gr59" draw:text-style-name="P2" draw:layer="layout" svg:width="4.114cm" svg:height="2.378cm" svg:x="14.673cm" svg:y="9.718cm" svg:viewBox="0 0 4115 2379" draw:points="2451,2379 0,962 1663,0 4115,1417">
              <text:p/>
            </draw:polygon>
            <draw:polygon draw:style-name="gr60" draw:text-style-name="P3" draw:layer="layout" svg:width="2.713cm" svg:height="1.568cm" svg:x="15.636cm" svg:y="9.971cm" svg:viewBox="0 0 2714 1569" draw:points="0,405 700,0 2714,1164 2014,1569">
              <text:p/>
            </draw:polygon>
            <draw:polygon draw:style-name="gr61" draw:text-style-name="P2" draw:layer="layout" svg:width="2.45cm" svg:height="3.643cm" svg:x="16.336cm" svg:y="7.492cm" svg:viewBox="0 0 2451 3644" draw:points="0,2227 0,0 2451,1417 2451,3644">
              <text:p/>
            </draw:polygon>
            <draw:polygon draw:style-name="gr62" draw:text-style-name="P2" draw:layer="layout" svg:width="2.275cm" svg:height="3.187cm" svg:x="16.424cm" svg:y="7.643cm" svg:viewBox="0 0 2276 3188" draw:points="0,1872 0,0 2276,1316 2276,3188">
              <text:p/>
            </draw:polygon>
            <draw:polygon draw:style-name="gr63" draw:text-style-name="P2" draw:layer="layout" svg:width="2.538cm" svg:height="1.467cm" svg:x="16.336cm" svg:y="7.441cm" svg:viewBox="0 0 2539 1468" draw:points="2451,1468 0,51 88,0 2539,1417">
              <text:p/>
            </draw:polygon>
            <draw:polygon draw:style-name="gr64" draw:text-style-name="P2" draw:layer="layout" svg:width="0.087cm" svg:height="2.276cm" svg:x="18.788cm" svg:y="8.858cm" svg:viewBox="0 0 88 2277" draw:points="0,2277 0,51 88,0 88,2227">
              <text:p/>
            </draw:polygon>
            <draw:polygon draw:style-name="gr65" draw:text-style-name="P2" draw:layer="layout" svg:width="1.662cm" svg:height="1.214cm" svg:x="17.124cm" svg:y="11.135cm" svg:viewBox="0 0 1663 1215" draw:points="0,1215 0,962 1663,0 1663,253">
              <text:p/>
            </draw:polygon>
            <draw:line draw:style-name="gr66" draw:text-style-name="P2" draw:layer="layout" svg:x1="15.811cm" svg:y1="10.275cm" svg:x2="17.825cm" svg:y2="11.439cm">
              <text:p/>
            </draw:line>
            <draw:line draw:style-name="gr67" draw:text-style-name="P2" draw:layer="layout" svg:x1="15.986cm" svg:y1="10.174cm" svg:x2="18cm" svg:y2="11.338cm">
              <text:p/>
            </draw:line>
            <draw:line draw:style-name="gr68" draw:text-style-name="P2" draw:layer="layout" svg:x1="16.161cm" svg:y1="10.073cm" svg:x2="18.175cm" svg:y2="11.237cm">
              <text:p/>
            </draw:line>
            <draw:line draw:style-name="gr69" draw:text-style-name="P2" draw:layer="layout" svg:x1="17.912cm" svg:y1="11.085cm" svg:x2="18.087cm" svg:y2="10.984cm">
              <text:p/>
            </draw:line>
            <draw:line draw:style-name="gr70" draw:text-style-name="P2" draw:layer="layout" svg:x1="17.737cm" svg:y1="10.983cm" svg:x2="17.912cm" svg:y2="10.882cm">
              <text:p/>
            </draw:line>
            <draw:line draw:style-name="gr71" draw:text-style-name="P2" draw:layer="layout" svg:x1="17.562cm" svg:y1="10.882cm" svg:x2="17.737cm" svg:y2="10.781cm">
              <text:p/>
            </draw:line>
            <draw:line draw:style-name="gr72" draw:text-style-name="P2" draw:layer="layout" svg:x1="17.65cm" svg:y1="11.135cm" svg:x2="17.825cm" svg:y2="11.034cm">
              <text:p/>
            </draw:line>
            <draw:line draw:style-name="gr73" draw:text-style-name="P2" draw:layer="layout" svg:x1="17.475cm" svg:y1="11.034cm" svg:x2="17.65cm" svg:y2="10.933cm">
              <text:p/>
            </draw:line>
            <draw:line draw:style-name="gr74" draw:text-style-name="P2" draw:layer="layout" svg:x1="17.3cm" svg:y1="10.933cm" svg:x2="17.475cm" svg:y2="10.832cm">
              <text:p/>
            </draw:line>
            <draw:line draw:style-name="gr75" draw:text-style-name="P2" draw:layer="layout" svg:x1="17.387cm" svg:y1="10.781cm" svg:x2="17.562cm" svg:y2="10.68cm">
              <text:p/>
            </draw:line>
            <draw:line draw:style-name="gr76" draw:text-style-name="P2" draw:layer="layout" svg:x1="17.124cm" svg:y1="10.831cm" svg:x2="17.299cm" svg:y2="10.73cm">
              <text:p/>
            </draw:line>
            <draw:line draw:style-name="gr77" draw:text-style-name="P2" draw:layer="layout" svg:x1="17.212cm" svg:y1="10.68cm" svg:x2="17.387cm" svg:y2="10.579cm">
              <text:p/>
            </draw:line>
            <draw:line draw:style-name="gr78" draw:text-style-name="P2" draw:layer="layout" svg:x1="17.037cm" svg:y1="10.578cm" svg:x2="17.212cm" svg:y2="10.477cm">
              <text:p/>
            </draw:line>
            <draw:line draw:style-name="gr79" draw:text-style-name="P2" draw:layer="layout" svg:x1="16.862cm" svg:y1="10.477cm" svg:x2="17.037cm" svg:y2="10.376cm">
              <text:p/>
            </draw:line>
            <draw:line draw:style-name="gr80" draw:text-style-name="P2" draw:layer="layout" svg:x1="16.949cm" svg:y1="10.73cm" svg:x2="17.124cm" svg:y2="10.629cm">
              <text:p/>
            </draw:line>
            <draw:line draw:style-name="gr81" draw:text-style-name="P2" draw:layer="layout" svg:x1="16.774cm" svg:y1="10.629cm" svg:x2="16.949cm" svg:y2="10.528cm">
              <text:p/>
            </draw:line>
            <draw:line draw:style-name="gr82" draw:text-style-name="P2" draw:layer="layout" svg:x1="16.599cm" svg:y1="10.528cm" svg:x2="16.774cm" svg:y2="10.427cm">
              <text:p/>
            </draw:line>
            <draw:line draw:style-name="gr83" draw:text-style-name="P2" draw:layer="layout" svg:x1="16.687cm" svg:y1="10.376cm" svg:x2="16.862cm" svg:y2="10.275cm">
              <text:p/>
            </draw:line>
            <draw:line draw:style-name="gr84" draw:text-style-name="P2" draw:layer="layout" svg:x1="16.424cm" svg:y1="10.427cm" svg:x2="16.599cm" svg:y2="10.326cm">
              <text:p/>
            </draw:line>
            <draw:line draw:style-name="gr85" draw:text-style-name="P2" draw:layer="layout" svg:x1="16.512cm" svg:y1="10.275cm" svg:x2="16.687cm" svg:y2="10.174cm">
              <text:p/>
            </draw:line>
            <draw:line draw:style-name="gr86" draw:text-style-name="P2" draw:layer="layout" svg:x1="16.336cm" svg:y1="10.174cm" svg:x2="16.511cm" svg:y2="10.073cm">
              <text:p/>
            </draw:line>
            <draw:line draw:style-name="gr87" draw:text-style-name="P2" draw:layer="layout" svg:x1="16.249cm" svg:y1="10.325cm" svg:x2="16.424cm" svg:y2="10.224cm">
              <text:p/>
            </draw:line>
            <draw:line draw:style-name="gr88" draw:text-style-name="P2" draw:layer="layout" svg:x1="17.387cm" svg:y1="11.186cm" svg:x2="17.562cm" svg:y2="11.085cm">
              <text:p/>
            </draw:line>
            <draw:line draw:style-name="gr89" draw:text-style-name="P2" draw:layer="layout" svg:x1="17.212cm" svg:y1="11.085cm" svg:x2="17.387cm" svg:y2="10.984cm">
              <text:p/>
            </draw:line>
            <draw:line draw:style-name="gr90" draw:text-style-name="P2" draw:layer="layout" svg:x1="17.037cm" svg:y1="10.983cm" svg:x2="17.212cm" svg:y2="10.882cm">
              <text:p/>
            </draw:line>
            <draw:line draw:style-name="gr91" draw:text-style-name="P2" draw:layer="layout" svg:x1="16.949cm" svg:y1="11.135cm" svg:x2="17.124cm" svg:y2="11.034cm">
              <text:p/>
            </draw:line>
            <draw:line draw:style-name="gr92" draw:text-style-name="P2" draw:layer="layout" svg:x1="16.774cm" svg:y1="11.034cm" svg:x2="16.949cm" svg:y2="10.933cm">
              <text:p/>
            </draw:line>
            <draw:line draw:style-name="gr93" draw:text-style-name="P2" draw:layer="layout" svg:x1="16.862cm" svg:y1="10.882cm" svg:x2="17.037cm" svg:y2="10.781cm">
              <text:p/>
            </draw:line>
            <draw:line draw:style-name="gr94" draw:text-style-name="P2" draw:layer="layout" svg:x1="16.687cm" svg:y1="10.781cm" svg:x2="16.862cm" svg:y2="10.68cm">
              <text:p/>
            </draw:line>
            <draw:line draw:style-name="gr95" draw:text-style-name="P2" draw:layer="layout" svg:x1="16.512cm" svg:y1="10.68cm" svg:x2="16.687cm" svg:y2="10.579cm">
              <text:p/>
            </draw:line>
            <draw:line draw:style-name="gr96" draw:text-style-name="P2" draw:layer="layout" svg:x1="16.336cm" svg:y1="10.578cm" svg:x2="16.511cm" svg:y2="10.477cm">
              <text:p/>
            </draw:line>
            <draw:line draw:style-name="gr97" draw:text-style-name="P2" draw:layer="layout" svg:x1="16.074cm" svg:y1="10.629cm" svg:x2="16.249cm" svg:y2="10.528cm">
              <text:p/>
            </draw:line>
            <draw:line draw:style-name="gr98" draw:text-style-name="P2" draw:layer="layout" svg:x1="16.161cm" svg:y1="10.477cm" svg:x2="16.336cm" svg:y2="10.376cm">
              <text:p/>
            </draw:line>
            <draw:line draw:style-name="gr99" draw:text-style-name="P2" draw:layer="layout" svg:x1="15.899cm" svg:y1="10.528cm" svg:x2="16.074cm" svg:y2="10.427cm">
              <text:p/>
            </draw:line>
            <draw:line draw:style-name="gr100" draw:text-style-name="P2" draw:layer="layout" svg:x1="17.3cm" svg:y1="11.338cm" svg:x2="17.475cm" svg:y2="11.237cm">
              <text:p/>
            </draw:line>
            <draw:line draw:style-name="gr101" draw:text-style-name="P2" draw:layer="layout" svg:x1="17.124cm" svg:y1="11.236cm" svg:x2="17.299cm" svg:y2="11.135cm">
              <text:p/>
            </draw:line>
            <draw:polygon draw:style-name="gr102" draw:text-style-name="P2" draw:layer="layout" svg:width="2.45cm" svg:height="1.669cm" svg:x="14.673cm" svg:y="10.68cm" svg:viewBox="0 0 2451 1670" draw:points="0,253 0,0 2451,1417 2451,1670">
              <text:p/>
            </draw:polygon>
            <draw:polygon draw:style-name="gr103" draw:text-style-name="P2" draw:layer="layout" svg:width="4.201cm" svg:height="4.908cm" svg:x="14.673cm" svg:y="7.441cm" svg:viewBox="0 0 4202 4909" draw:points="1751,0 4202,1417 4202,3644 4115,3694 4115,3947 2451,4909 0,3492 0,3239 1663,2277 1663,51">
              <text:p/>
            </draw:polygon>
            <draw:polygon draw:style-name="gr104" draw:text-style-name="P2" draw:layer="layout" svg:width="1.05cm" svg:height="0.606cm" svg:x="15.724cm" svg:y="10.832cm" svg:viewBox="0 0 1051 607" draw:points="0,253 438,0 1051,354 613,607">
              <text:p/>
            </draw:polygon>
            <draw:line draw:style-name="gr105" draw:text-style-name="P2" draw:layer="layout" svg:x1="17.825cm" svg:y1="11.236cm" svg:x2="18cm" svg:y2="11.135cm">
              <text:p/>
            </draw:line>
            <draw:line draw:style-name="gr106" draw:text-style-name="P2" draw:layer="layout" svg:x1="17.562cm" svg:y1="11.287cm" svg:x2="17.737cm" svg:y2="11.186cm">
              <text:p/>
            </draw:line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107" draw:text-style-name="P2" draw:layer="layout" svg:width="0.439cm" svg:height="0.508cm" svg:x="25.573cm" svg:y="7.085cm" svg:viewBox="0 0 440 509" draw:points="440,305 352,0 0,203 88,509">
              <text:p/>
            </draw:polygon>
            <draw:polygon draw:style-name="gr108" draw:text-style-name="P2" draw:layer="layout" svg:width="0.967cm" svg:height="0.558cm" svg:x="24.957cm" svg:y="6.729cm" svg:viewBox="0 0 968 559" draw:points="968,356 792,203 528,51 352,0 0,203 176,254 440,407 616,559">
              <text:p/>
            </draw:polygon>
            <draw:path draw:style-name="gr109" draw:text-style-name="P2" draw:layer="layout" svg:width="0.791cm" svg:height="0.66cm" svg:x="24.869cm" svg:y="6.932cm" svg:viewBox="0 0 792 661" svg:d="M0 203c0-305 176-203 352-101 176 101 352 101 440 559 0 0-352-203-792-458z">
              <text:p/>
            </draw:path>
            <draw:path draw:style-name="gr110" draw:text-style-name="P2" draw:layer="layout" svg:width="1.143cm" svg:height="0.864cm" svg:x="24.869cm" svg:y="6.729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111" draw:text-style-name="P1" draw:layer="layout" svg:width="1.016cm" svg:height="0.629cm" svg:x="22.093cm" svg:y="7.429cm" svg:viewBox="0 0 1017 630" svg:d="M0 630c241 0 849-280 970-350s-1-280-242-280c0 153-728 630-728 630z">
              <text:p/>
            </draw:path>
            <draw:g>
              <draw:polygon draw:style-name="gr112" draw:text-style-name="P2" draw:layer="layout" svg:width="0.879cm" svg:height="0.711cm" svg:x="21.944cm" svg:y="7.417cm" svg:viewBox="0 0 880 712" draw:points="880,203 880,0 0,509 0,712">
                <text:p/>
              </draw:polygon>
              <draw:polygon draw:style-name="gr113" draw:text-style-name="P2" draw:layer="layout" svg:width="0.879cm" svg:height="0.864cm" svg:x="21.24cm" svg:y="6.654cm" svg:viewBox="0 0 880 865" draw:points="880,356 880,0 0,509 0,865">
                <text:p/>
              </draw:polygon>
              <draw:polygon draw:style-name="gr114" draw:text-style-name="P2" draw:layer="layout" svg:width="1.583cm" svg:height="0.914cm" svg:x="21.24cm" svg:y="7.01cm" svg:viewBox="0 0 1584 915" draw:points="1584,407 880,0 0,509 704,915">
                <text:p/>
              </draw:polygon>
              <draw:polygon draw:style-name="gr115" draw:text-style-name="P2" draw:layer="layout" svg:width="0.879cm" svg:height="0.864cm" svg:x="21.064cm" svg:y="7.264cm" svg:viewBox="0 0 880 865" draw:points="880,865 880,661 176,254 176,0 0,102 0,356">
                <text:p/>
              </draw:polygon>
              <draw:polygon draw:style-name="gr116" draw:text-style-name="P2" draw:layer="layout" svg:width="2.814cm" svg:height="3.864cm" svg:x="20.976cm" svg:y="3.552cm" svg:viewBox="0 0 2815 3865" draw:points="2815,2238 2815,0 0,1627 0,3865">
                <text:p/>
              </draw:polygon>
              <draw:polygon draw:style-name="gr117" draw:text-style-name="P2" draw:layer="layout" svg:width="2.638cm" svg:height="3.559cm" svg:x="21.064cm" svg:y="3.704cm" svg:viewBox="0 0 2639 3560" draw:points="2639,2034 2639,0 0,1526 0,3560">
                <text:p/>
              </draw:polygon>
              <draw:polygon draw:style-name="gr118" draw:text-style-name="P2" draw:layer="layout" svg:width="2.99cm" svg:height="1.728cm" svg:x="20.8cm" svg:y="3.45cm" svg:viewBox="0 0 2991 1729" draw:points="176,1729 2991,102 2815,0 0,1627">
                <text:p/>
              </draw:polygon>
              <draw:polygon draw:style-name="gr119" draw:text-style-name="P2" draw:layer="layout" svg:width="0.175cm" svg:height="2.338cm" svg:x="20.8cm" svg:y="5.077cm" svg:viewBox="0 0 176 2339" draw:points="176,2339 176,102 0,0 0,2238">
                <text:p/>
              </draw:polygon>
              <draw:polygon draw:style-name="gr120" draw:text-style-name="P2" draw:layer="layout" svg:width="2.99cm" svg:height="4.678cm" svg:x="20.8cm" svg:y="3.45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121" draw:text-style-name="P1" draw:layer="layout" svg:width="0.748cm" svg:height="0.489cm" svg:x="24.53cm" svg:y="7.804cm" svg:viewBox="0 0 749 490" svg:d="M0 490c0 0 485-140 606-210 131-76 242-280 0-280 0 153-606 490-606 490z">
              <text:p/>
            </draw:path>
            <draw:g>
              <draw:polygon draw:style-name="gr122" draw:text-style-name="P2" draw:layer="layout" svg:width="3.782cm" svg:height="2.186cm" svg:x="21.353cm" svg:y="7.164cm" svg:viewBox="0 0 3783 2187" draw:points="968,2187 3783,559 2815,0 0,1627">
                <text:p/>
              </draw:polygon>
              <draw:polygon draw:style-name="gr123" draw:text-style-name="P2" draw:layer="layout" svg:width="0.967cm" svg:height="0.762cm" svg:x="21.353cm" svg:y="8.791cm" svg:viewBox="0 0 968 763" draw:points="968,763 968,559 0,0 0,203">
                <text:p/>
              </draw:polygon>
              <draw:polygon draw:style-name="gr124" draw:text-style-name="P2" draw:layer="layout" svg:width="2.814cm" svg:height="1.83cm" svg:x="22.321cm" svg:y="7.723cm" svg:viewBox="0 0 2815 1831" draw:points="2815,203 2815,0 0,1627 0,1831">
                <text:p/>
              </draw:polygon>
              <draw:polygon draw:style-name="gr125" draw:text-style-name="P2" draw:layer="layout" svg:width="3.782cm" svg:height="2.389cm" svg:x="21.353cm" svg:y="7.164cm" svg:viewBox="0 0 3783 2390" draw:points="2815,0 0,1627 0,1831 968,2390 3783,763 3783,559">
                <text:p/>
              </draw:polygon>
              <draw:g>
                <draw:polygon draw:style-name="gr126" draw:text-style-name="P3" draw:layer="layout" svg:width="1.231cm" svg:height="0.711cm" svg:x="23.681cm" svg:y="7.302cm" svg:viewBox="0 0 1232 712" draw:points="1232,407 528,0 0,305 704,712">
                  <text:p/>
                </draw:polygon>
                <draw:line draw:style-name="gr127" draw:text-style-name="P2" draw:layer="layout" svg:x1="24.737cm" svg:y1="7.811cm" svg:x2="24.033cm" svg:y2="7.404cm">
                  <text:p/>
                </draw:line>
                <draw:line draw:style-name="gr128" draw:text-style-name="P2" draw:layer="layout" svg:x1="24.561cm" svg:y1="7.912cm" svg:x2="23.857cm" svg:y2="7.505cm">
                  <text:p/>
                </draw:line>
                <draw:line draw:style-name="gr129" draw:text-style-name="P2" draw:layer="layout" svg:x1="24.385cm" svg:y1="7.404cm" svg:x2="23.857cm" svg:y2="7.709cm">
                  <text:p/>
                </draw:line>
                <draw:line draw:style-name="gr130" draw:text-style-name="P2" draw:layer="layout" svg:x1="24.561cm" svg:y1="7.505cm" svg:x2="24.033cm" svg:y2="7.81cm">
                  <text:p/>
                </draw:line>
                <draw:line draw:style-name="gr131" draw:text-style-name="P2" draw:layer="layout" svg:x1="24.737cm" svg:y1="7.607cm" svg:x2="24.385cm" svg:y2="7.81cm">
                  <text:p/>
                </draw:line>
              </draw:g>
              <draw:g>
                <draw:polygon draw:style-name="gr132" draw:text-style-name="P3" draw:layer="layout" svg:width="2.55cm" svg:height="1.474cm" svg:x="21.62cm" svg:y="7.729cm" svg:viewBox="0 0 2551 1475" draw:points="2551,407 1847,0 0,1068 703,1475">
                  <text:p/>
                </draw:polygon>
                <draw:line draw:style-name="gr133" draw:text-style-name="P2" draw:layer="layout" svg:x1="23.995cm" svg:y1="8.034cm" svg:x2="22.147cm" svg:y2="9.102cm">
                  <text:p/>
                </draw:line>
                <draw:line draw:style-name="gr134" draw:text-style-name="P2" draw:layer="layout" svg:x1="23.819cm" svg:y1="7.933cm" svg:x2="21.971cm" svg:y2="9.001cm">
                  <text:p/>
                </draw:line>
                <draw:line draw:style-name="gr135" draw:text-style-name="P2" draw:layer="layout" svg:x1="23.643cm" svg:y1="7.831cm" svg:x2="21.795cm" svg:y2="8.899cm">
                  <text:p/>
                </draw:line>
                <draw:line draw:style-name="gr136" draw:text-style-name="P2" draw:layer="layout" svg:x1="21.972cm" svg:y1="8.798cm" svg:x2="21.796cm" svg:y2="8.696cm">
                  <text:p/>
                </draw:line>
                <draw:line draw:style-name="gr137" draw:text-style-name="P2" draw:layer="layout" svg:x1="22.148cm" svg:y1="8.696cm" svg:x2="21.972cm" svg:y2="8.594cm">
                  <text:p/>
                </draw:line>
                <draw:line draw:style-name="gr138" draw:text-style-name="P2" draw:layer="layout" svg:x1="22.324cm" svg:y1="8.594cm" svg:x2="22.148cm" svg:y2="8.492cm">
                  <text:p/>
                </draw:line>
                <draw:line draw:style-name="gr139" draw:text-style-name="P2" draw:layer="layout" svg:x1="22.236cm" svg:y1="8.848cm" svg:x2="22.06cm" svg:y2="8.746cm">
                  <text:p/>
                </draw:line>
                <draw:line draw:style-name="gr140" draw:text-style-name="P2" draw:layer="layout" svg:x1="22.411cm" svg:y1="8.747cm" svg:x2="22.235cm" svg:y2="8.645cm">
                  <text:p/>
                </draw:line>
                <draw:line draw:style-name="gr141" draw:text-style-name="P2" draw:layer="layout" svg:x1="22.587cm" svg:y1="8.645cm" svg:x2="22.411cm" svg:y2="8.543cm">
                  <text:p/>
                </draw:line>
                <draw:line draw:style-name="gr142" draw:text-style-name="P2" draw:layer="layout" svg:x1="22.499cm" svg:y1="8.492cm" svg:x2="22.323cm" svg:y2="8.39cm">
                  <text:p/>
                </draw:line>
                <draw:line draw:style-name="gr143" draw:text-style-name="P2" draw:layer="layout" svg:x1="22.763cm" svg:y1="8.543cm" svg:x2="22.587cm" svg:y2="8.441cm">
                  <text:p/>
                </draw:line>
                <draw:line draw:style-name="gr144" draw:text-style-name="P2" draw:layer="layout" svg:x1="22.675cm" svg:y1="8.391cm" svg:x2="22.499cm" svg:y2="8.289cm">
                  <text:p/>
                </draw:line>
                <draw:line draw:style-name="gr145" draw:text-style-name="P2" draw:layer="layout" svg:x1="22.851cm" svg:y1="8.289cm" svg:x2="22.675cm" svg:y2="8.187cm">
                  <text:p/>
                </draw:line>
                <draw:line draw:style-name="gr146" draw:text-style-name="P2" draw:layer="layout" svg:x1="23.027cm" svg:y1="8.187cm" svg:x2="22.851cm" svg:y2="8.085cm">
                  <text:p/>
                </draw:line>
                <draw:line draw:style-name="gr147" draw:text-style-name="P2" draw:layer="layout" svg:x1="22.939cm" svg:y1="8.442cm" svg:x2="22.763cm" svg:y2="8.34cm">
                  <text:p/>
                </draw:line>
                <draw:line draw:style-name="gr148" draw:text-style-name="P2" draw:layer="layout" svg:x1="23.115cm" svg:y1="8.34cm" svg:x2="22.939cm" svg:y2="8.238cm">
                  <text:p/>
                </draw:line>
                <draw:line draw:style-name="gr149" draw:text-style-name="P2" draw:layer="layout" svg:x1="23.291cm" svg:y1="8.238cm" svg:x2="23.115cm" svg:y2="8.136cm">
                  <text:p/>
                </draw:line>
                <draw:line draw:style-name="gr150" draw:text-style-name="P2" draw:layer="layout" svg:x1="23.203cm" svg:y1="8.086cm" svg:x2="23.027cm" svg:y2="7.984cm">
                  <text:p/>
                </draw:line>
                <draw:line draw:style-name="gr151" draw:text-style-name="P2" draw:layer="layout" svg:x1="23.467cm" svg:y1="8.136cm" svg:x2="23.291cm" svg:y2="8.034cm">
                  <text:p/>
                </draw:line>
                <draw:line draw:style-name="gr152" draw:text-style-name="P2" draw:layer="layout" svg:x1="23.379cm" svg:y1="7.984cm" svg:x2="23.203cm" svg:y2="7.882cm">
                  <text:p/>
                </draw:line>
                <draw:line draw:style-name="gr153" draw:text-style-name="P2" draw:layer="layout" svg:x1="23.555cm" svg:y1="7.882cm" svg:x2="23.379cm" svg:y2="7.78cm">
                  <text:p/>
                </draw:line>
                <draw:line draw:style-name="gr154" draw:text-style-name="P2" draw:layer="layout" svg:x1="23.643cm" svg:y1="8.035cm" svg:x2="23.467cm" svg:y2="7.933cm">
                  <text:p/>
                </draw:line>
                <draw:line draw:style-name="gr155" draw:text-style-name="P2" draw:layer="layout" svg:x1="22.499cm" svg:y1="8.899cm" svg:x2="22.323cm" svg:y2="8.797cm">
                  <text:p/>
                </draw:line>
                <draw:line draw:style-name="gr156" draw:text-style-name="P2" draw:layer="layout" svg:x1="22.675cm" svg:y1="8.798cm" svg:x2="22.499cm" svg:y2="8.696cm">
                  <text:p/>
                </draw:line>
                <draw:line draw:style-name="gr157" draw:text-style-name="P2" draw:layer="layout" svg:x1="22.851cm" svg:y1="8.696cm" svg:x2="22.675cm" svg:y2="8.594cm">
                  <text:p/>
                </draw:line>
                <draw:line draw:style-name="gr158" draw:text-style-name="P2" draw:layer="layout" svg:x1="22.939cm" svg:y1="8.848cm" svg:x2="22.763cm" svg:y2="8.746cm">
                  <text:p/>
                </draw:line>
                <draw:line draw:style-name="gr159" draw:text-style-name="P2" draw:layer="layout" svg:x1="23.115cm" svg:y1="8.747cm" svg:x2="22.939cm" svg:y2="8.645cm">
                  <text:p/>
                </draw:line>
                <draw:line draw:style-name="gr160" draw:text-style-name="P2" draw:layer="layout" svg:x1="23.027cm" svg:y1="8.594cm" svg:x2="22.851cm" svg:y2="8.492cm">
                  <text:p/>
                </draw:line>
                <draw:line draw:style-name="gr161" draw:text-style-name="P2" draw:layer="layout" svg:x1="23.203cm" svg:y1="8.492cm" svg:x2="23.027cm" svg:y2="8.39cm">
                  <text:p/>
                </draw:line>
                <draw:line draw:style-name="gr162" draw:text-style-name="P2" draw:layer="layout" svg:x1="23.379cm" svg:y1="8.391cm" svg:x2="23.203cm" svg:y2="8.289cm">
                  <text:p/>
                </draw:line>
                <draw:line draw:style-name="gr163" draw:text-style-name="P2" draw:layer="layout" svg:x1="23.555cm" svg:y1="8.289cm" svg:x2="23.379cm" svg:y2="8.187cm">
                  <text:p/>
                </draw:line>
                <draw:line draw:style-name="gr164" draw:text-style-name="P2" draw:layer="layout" svg:x1="23.819cm" svg:y1="8.34cm" svg:x2="23.643cm" svg:y2="8.238cm">
                  <text:p/>
                </draw:line>
                <draw:line draw:style-name="gr165" draw:text-style-name="P2" draw:layer="layout" svg:x1="23.731cm" svg:y1="8.187cm" svg:x2="23.555cm" svg:y2="8.085cm">
                  <text:p/>
                </draw:line>
                <draw:line draw:style-name="gr166" draw:text-style-name="P2" draw:layer="layout" svg:x1="23.995cm" svg:y1="8.238cm" svg:x2="23.819cm" svg:y2="8.136cm">
                  <text:p/>
                </draw:line>
                <draw:line draw:style-name="gr167" draw:text-style-name="P2" draw:layer="layout" svg:x1="22.587cm" svg:y1="9.052cm" svg:x2="22.411cm" svg:y2="8.95cm">
                  <text:p/>
                </draw:line>
                <draw:line draw:style-name="gr168" draw:text-style-name="P2" draw:layer="layout" svg:x1="22.763cm" svg:y1="8.95cm" svg:x2="22.587cm" svg:y2="8.848cm">
                  <text:p/>
                </draw:line>
              </draw:g>
            </draw:g>
          </draw:g>
        </draw:g>
        <draw:frame draw:style-name="gr2" draw:layer="layout" svg:width="4.8cm" svg:height="1.35cm" svg:x="23.2cm" svg:y="5.8cm">
          <draw:text-box>
            <text:p>10.3.15.1</text:p>
          </draw:text-box>
        </draw:frame>
        <draw:frame draw:style-name="gr2" draw:layer="layout" svg:width="4.8cm" svg:height="1.35cm" svg:x="13.7cm" svg:y="11.7cm">
          <draw:text-box>
            <text:p>10.0.2.1</text:p>
          </draw:text-box>
        </draw:frame>
        <draw:frame draw:style-name="gr2" draw:layer="layout" svg:width="4.8cm" svg:height="1.35cm" svg:x="10.9cm" svg:y="11.75cm">
          <draw:text-box>
            <text:p>10.0.1.1</text:p>
          </draw:text-box>
        </draw:frame>
        <draw:frame draw:style-name="gr169" draw:text-style-name="P4" draw:layer="layout" svg:width="2cm" svg:height="2.67cm" svg:x="18.8cm" svg:y="1cm">
          <draw:image xlink:href="Pictures/100002010000027E000003527CB4228F.png" xlink:type="simple" xlink:show="embed" xlink:actuate="onLoad">
            <text:p/>
          </draw:image>
        </draw:frame>
        <draw:frame draw:style-name="gr2" draw:layer="layout" svg:width="4.8cm" svg:height="1.35cm" svg:x="12cm" svg:y="2.45cm">
          <draw:text-box>
            <text:p>72.101.43.17</text:p>
          </draw:text-box>
        </draw:frame>
        <draw:frame draw:style-name="gr170" draw:text-style-name="P4" draw:layer="layout" svg:width="2cm" svg:height="0.87cm" svg:x="16.4cm" svg:y="2.3cm">
          <draw:image xlink:href="Pictures/10000DDC00001F7E00000DA280D6E821.svg" xlink:type="simple" xlink:show="embed" xlink:actuate="onLoad">
            <text:p/>
          </draw:image>
          <draw:image xlink:href="Pictures/100002010000013100000084C568D428.png" xlink:type="simple" xlink:show="embed" xlink:actuate="onLoad"/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71" draw:text-style-name="P1" draw:layer="layout" svg:width="2.507cm" svg:height="1.469cm" svg:x="9.855cm" svg:y="4.68cm" svg:viewBox="0 0 2508 1470" svg:d="M0 1470c710 0 1823-464 2303-770s0-700-242-700z">
            <text:p/>
          </draw:path>
          <draw:g>
            <draw:polygon draw:style-name="gr172" draw:text-style-name="P2" draw:layer="layout" svg:width="1.454cm" svg:height="3.639cm" svg:x="8.4cm" svg:y="2.51cm" svg:viewBox="0 0 1455 3640" draw:points="0,2800 0,0 1455,840 1455,3640">
              <text:p/>
            </draw:polygon>
            <draw:polygon draw:style-name="gr173" draw:text-style-name="P2" draw:layer="layout" svg:width="2.06cm" svg:height="3.989cm" svg:x="9.855cm" svg:y="2.16cm" svg:viewBox="0 0 2061 3990" draw:points="0,3990 0,1190 2061,0 2061,2800">
              <text:p/>
            </draw:polygon>
            <draw:polygon draw:style-name="gr174" draw:text-style-name="P2" draw:layer="layout" svg:width="3.515cm" svg:height="2.029cm" svg:x="8.4cm" svg:y="1.32cm" svg:viewBox="0 0 3516 2030" draw:points="1455,2030 0,1190 2061,0 3516,840">
              <text:p/>
            </draw:polygon>
            <draw:polygon draw:style-name="gr175" draw:text-style-name="P2" draw:layer="layout" svg:width="3.515cm" svg:height="4.829cm" svg:x="8.4cm" svg:y="1.32cm" svg:viewBox="0 0 3516 4830" draw:points="0,3990 0,1190 2061,0 3516,840 3516,3640 1455,4830">
              <text:p/>
            </draw:polygon>
            <draw:line draw:style-name="gr176" draw:text-style-name="P2" draw:layer="layout" svg:x1="9.612cm" svg:y1="5.45cm" svg:x2="8.642cm" svg:y2="4.89cm">
              <text:p/>
            </draw:line>
            <draw:line draw:style-name="gr177" draw:text-style-name="P2" draw:layer="layout" svg:x1="9.612cm" svg:y1="5.73cm" svg:x2="8.642cm" svg:y2="5.17cm">
              <text:p/>
            </draw:line>
            <draw:line draw:style-name="gr178" draw:text-style-name="P2" draw:layer="layout" svg:x1="9.612cm" svg:y1="5.59cm" svg:x2="8.642cm" svg:y2="5.03cm">
              <text:p/>
            </draw:line>
            <draw:polyline draw:style-name="gr179" draw:text-style-name="P2" draw:layer="layout" svg:width="1.211cm" svg:height="0.839cm" svg:x="8.521cm" svg:y="2.93cm" svg:viewBox="0 0 1212 840" draw:points="1212,840 0,140 0,0">
              <text:p/>
            </draw:polyline>
            <draw:polyline draw:style-name="gr180" draw:text-style-name="P2" draw:layer="layout" svg:width="1.19cm" svg:height="0.842cm" svg:x="8.542cm" svg:y="2.927cm" svg:viewBox="0 0 1191 843" draw:points="1191,843 1191,703 0,0">
              <text:p/>
            </draw:polyline>
            <draw:polygon draw:style-name="gr181" draw:text-style-name="P2" draw:layer="layout" svg:width="0.141cm" svg:height="0.246cm" svg:x="8.97cm" svg:y="4.327cm" svg:viewBox="0 0 142 247" draw:points="0,165 0,0 142,82 142,247">
              <text:p/>
            </draw:polygon>
            <draw:line draw:style-name="gr182" draw:text-style-name="P2" draw:layer="layout" svg:x1="9.612cm" svg:y1="5.31cm" svg:x2="8.642cm" svg:y2="4.75cm">
              <text:p/>
            </draw:line>
          </draw:g>
          <draw:g>
            <draw:polygon draw:style-name="gr183" draw:text-style-name="P2" draw:layer="layout" svg:width="0.884cm" svg:height="1.15cm" svg:x="11.344cm" svg:y="3.77cm" svg:viewBox="0 0 885 1151" draw:points="0,640 0,0 608,352 664,256 885,384 885,1151">
              <text:p/>
            </draw:polygon>
            <draw:polygon draw:style-name="gr184" draw:text-style-name="P2" draw:layer="layout" svg:width="0.995cm" svg:height="1.086cm" svg:x="11.233cm" svg:y="3.834cm" svg:viewBox="0 0 996 1087" draw:points="111,576 0,0 885,512 996,1087">
              <text:p/>
            </draw:polygon>
            <draw:polygon draw:style-name="gr185" draw:text-style-name="P2" draw:layer="layout" svg:width="1.106cm" svg:height="0.99cm" svg:x="11.122cm" svg:y="3.93cm" svg:viewBox="0 0 1107 991" draw:points="222,480 0,0 885,512 1107,991">
              <text:p/>
            </draw:polygon>
            <draw:polygon draw:style-name="gr186" draw:text-style-name="P2" draw:layer="layout" svg:width="1.161cm" svg:height="0.862cm" svg:x="11.067cm" svg:y="4.058cm" svg:viewBox="0 0 1162 863" draw:points="277,352 0,0 830,448 1162,863">
              <text:p/>
            </draw:polygon>
            <draw:polygon draw:style-name="gr187" draw:text-style-name="P2" draw:layer="layout" svg:width="1.161cm" svg:height="1.15cm" svg:x="11.067cm" svg:y="3.77cm" svg:viewBox="0 0 1162 1151" draw:points="277,128 277,0 885,352 940,256 1162,384 1162,1151 277,640 0,288 154,368 55,160 198,244 166,64">
              <text:p/>
            </draw:polygon>
          </draw:g>
          <draw:g>
            <draw:polygon draw:style-name="gr188" draw:text-style-name="P2" draw:layer="layout" svg:width="0.51cm" svg:height="0.738cm" svg:x="11.699cm" svg:y="5.232cm" svg:viewBox="0 0 511 739" draw:points="511,0 0,74 511,739">
              <text:p/>
            </draw:polygon>
            <draw:polygon draw:style-name="gr189" draw:text-style-name="P2" draw:layer="layout" svg:width="0.51cm" svg:height="0.738cm" svg:x="11.188cm" svg:y="4.641cm" svg:viewBox="0 0 511 739" draw:points="0,0 511,665 0,739">
              <text:p/>
            </draw:polygon>
            <draw:polygon draw:style-name="gr190" draw:text-style-name="P2" draw:layer="layout" svg:width="1.022cm" svg:height="0.738cm" svg:x="11.188cm" svg:y="5.232cm" svg:viewBox="0 0 1023 739" draw:points="1023,739 511,0 0,148">
              <text:p/>
            </draw:polygon>
            <draw:polygon draw:style-name="gr191" draw:text-style-name="P2" draw:layer="layout" svg:width="1.022cm" svg:height="0.738cm" svg:x="11.188cm" svg:y="4.641cm" svg:viewBox="0 0 1023 739" draw:points="1023,591 511,739 0,0">
              <text:p/>
            </draw:polygon>
            <draw:polygon draw:style-name="gr192" draw:text-style-name="P2" draw:layer="layout" svg:width="1.022cm" svg:height="1.329cm" svg:x="11.188cm" svg:y="4.641cm" svg:viewBox="0 0 1023 1330" draw:points="0,739 0,0 1023,591 1023,1330">
              <text:p/>
            </draw:polygon>
          </draw:g>
          <draw:g>
            <draw:custom-shape draw:style-name="gr193" draw:text-style-name="P2" draw:layer="layout" svg:width="0.932cm" svg:height="1.38cm" svg:x="10.378cm" svg:y="4.73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94" draw:text-style-name="P2" draw:layer="layout" svg:width="0.932cm" svg:height="0.437cm" svg:x="10.378cm" svg:y="4.7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95" draw:text-style-name="P5" draw:layer="layout" svg:width="1.021cm" svg:height="1.015cm" svg:x="10.34cm" svg:y="3.9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96" draw:text-style-name="P2" draw:layer="layout" svg:width="0.622cm" svg:height="0.949cm" svg:x="10.567cm" svg:y="4.008cm" svg:viewBox="0 0 623 950" draw:points="0,66 113,66 170,33 283,0 453,66 340,66 397,164 227,327 170,360 113,393 227,459 283,524 453,524 623,622 510,819 340,950 340,754 227,622 283,557 170,459 57,426 0,295">
              <text:p/>
            </draw:polygon>
            <draw:path draw:style-name="gr197" draw:text-style-name="P2" draw:layer="layout" svg:width="0.257cm" svg:height="0.432cm" svg:x="11.077cm" svg:y="4.067cm" svg:viewBox="0 0 258 433" svg:d="M227 433v-33l-57-98v-99l-57-131-113-65c113-65 340 360 227 426z">
              <text:p/>
            </draw:path>
            <draw:g>
              <draw:line draw:style-name="gr198" draw:text-style-name="P2" draw:layer="layout" svg:x1="10.794cm" svg:y1="4.63cm" svg:x2="10.737cm" svg:y2="4.401cm">
                <text:p/>
              </draw:line>
              <draw:line draw:style-name="gr199" draw:text-style-name="P2" draw:layer="layout" svg:x1="10.793cm" svg:y1="4.631cm" svg:x2="10.85cm" svg:y2="4.467cm">
                <text:p/>
              </draw:line>
              <draw:line draw:style-name="gr200" draw:text-style-name="P2" draw:layer="layout" svg:x1="10.907cm" svg:y1="4.631cm" svg:x2="10.85cm" svg:y2="4.467cm">
                <text:p/>
              </draw:line>
              <draw:line draw:style-name="gr201" draw:text-style-name="P2" draw:layer="layout" svg:x1="10.907cm" svg:y1="4.63cm" svg:x2="10.964cm" svg:y2="4.401cm">
                <text:p/>
              </draw:line>
            </draw:g>
            <draw:g>
              <draw:line draw:style-name="gr202" draw:text-style-name="P2" draw:layer="layout" svg:x1="11.134cm" svg:y1="4.63cm" svg:x2="11.077cm" svg:y2="4.401cm">
                <text:p/>
              </draw:line>
              <draw:line draw:style-name="gr203" draw:text-style-name="P2" draw:layer="layout" svg:x1="11.133cm" svg:y1="4.631cm" svg:x2="11.19cm" svg:y2="4.467cm">
                <text:p/>
              </draw:line>
              <draw:line draw:style-name="gr204" draw:text-style-name="P2" draw:layer="layout" svg:x1="11.247cm" svg:y1="4.631cm" svg:x2="11.19cm" svg:y2="4.467cm">
                <text:p/>
              </draw:line>
              <draw:line draw:style-name="gr205" draw:text-style-name="P2" draw:layer="layout" svg:x1="11.247cm" svg:y1="4.63cm" svg:x2="11.304cm" svg:y2="4.401cm">
                <text:p/>
              </draw:line>
            </draw:g>
            <draw:g>
              <draw:line draw:style-name="gr206" draw:text-style-name="P2" draw:layer="layout" svg:x1="10.454cm" svg:y1="4.63cm" svg:x2="10.397cm" svg:y2="4.401cm">
                <text:p/>
              </draw:line>
              <draw:line draw:style-name="gr207" draw:text-style-name="P2" draw:layer="layout" svg:x1="10.453cm" svg:y1="4.631cm" svg:x2="10.51cm" svg:y2="4.467cm">
                <text:p/>
              </draw:line>
              <draw:line draw:style-name="gr208" draw:text-style-name="P2" draw:layer="layout" svg:x1="10.567cm" svg:y1="4.631cm" svg:x2="10.51cm" svg:y2="4.467cm">
                <text:p/>
              </draw:line>
              <draw:line draw:style-name="gr209" draw:text-style-name="P2" draw:layer="layout" svg:x1="10.567cm" svg:y1="4.63cm" svg:x2="10.624cm" svg:y2="4.401cm">
                <text:p/>
              </draw:line>
            </draw:g>
          </draw:g>
        </draw:g>
        <draw:g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210" draw:text-style-name="P1" draw:layer="layout" svg:width="0.406cm" svg:height="0.377cm" svg:x="5.893cm" svg:y="12.222cm" svg:viewBox="0 0 407 378" svg:d="M27 378c257 0 380-108 380-216s-93-162-280-162c0 162-197-162-100 378z">
            <text:p/>
          </draw:path>
          <draw:g>
            <draw:polygon draw:style-name="gr211" draw:text-style-name="P2" draw:layer="layout" svg:width="1.121cm" svg:height="3.025cm" svg:x="4.794cm" svg:y="9.574cm" svg:viewBox="0 0 1122 3026" draw:points="0,2378 0,0 1122,648 1122,3026">
              <text:p/>
            </draw:polygon>
            <draw:polygon draw:style-name="gr212" draw:text-style-name="P2" draw:layer="layout" svg:width="0.934cm" svg:height="2.701cm" svg:x="4.887cm" svg:y="9.736cm" svg:viewBox="0 0 935 2702" draw:points="0,2161 0,0 935,540 935,2702">
              <text:p/>
            </draw:polygon>
            <draw:polygon draw:style-name="gr213" draw:text-style-name="P2" draw:layer="layout" svg:width="1.225cm" svg:height="0.701cm" svg:x="4.794cm" svg:y="9.52cm" svg:viewBox="0 0 1226 702" draw:points="1122,702 0,54 104,0 1226,648">
              <text:p/>
            </draw:polygon>
            <draw:polygon draw:style-name="gr214" draw:text-style-name="P2" draw:layer="layout" svg:width="0.103cm" svg:height="2.431cm" svg:x="5.916cm" svg:y="10.168cm" svg:viewBox="0 0 104 2432" draw:points="0,2432 0,54 104,0 104,2378">
              <text:p/>
            </draw:polygon>
            <draw:polygon draw:style-name="gr215" draw:text-style-name="P2" draw:layer="layout" svg:width="1.225cm" svg:height="3.079cm" svg:x="4.794cm" svg:y="9.52cm" svg:viewBox="0 0 1226 3080" draw:points="104,0 1226,648 1226,3026 1122,3080 0,2432 0,54">
              <text:p/>
            </draw:polygon>
          </draw:g>
        </draw:g>
        <draw:frame draw:style-name="gr2" draw:layer="layout" svg:width="4.8cm" svg:height="1.35cm" svg:x="1.6cm" svg:y="12.25cm">
          <draw:text-box>
            <text:p>10.100.1.100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16" draw:text-style-name="P1" draw:layer="layout" svg:width="2.08cm" svg:height="1.189cm" svg:x="9.017cm" svg:y="13.24cm" svg:viewBox="0 0 2081 1190" svg:d="M0 1190c0 0 1577-438 1940-770 335-307-2-420-243-420 0 152-1697 1120-1697 1190z">
            <text:p/>
          </draw:path>
          <draw:g>
            <draw:polygon draw:style-name="gr217" draw:text-style-name="P2" draw:layer="layout" svg:width="4.106cm" svg:height="2.373cm" svg:x="6.588cm" svg:y="12.223cm" svg:viewBox="0 0 4107 2374" draw:points="1660,2374 4107,960 2447,0 0,1414">
              <text:p/>
            </draw:polygon>
            <draw:polygon draw:style-name="gr218" draw:text-style-name="P3" draw:layer="layout" svg:width="2.708cm" svg:height="1.565cm" svg:x="7.025cm" svg:y="12.476cm" svg:viewBox="0 0 2709 1566" draw:points="2709,404 2010,0 0,1162 699,1566">
              <text:p/>
            </draw:polygon>
            <draw:polygon draw:style-name="gr219" draw:text-style-name="P2" draw:layer="layout" svg:width="2.446cm" svg:height="3.636cm" svg:x="6.588cm" svg:y="10.001cm" svg:viewBox="0 0 2447 3637" draw:points="2447,2223 2447,0 0,1414 0,3637">
              <text:p/>
            </draw:polygon>
            <draw:polygon draw:style-name="gr220" draw:text-style-name="P2" draw:layer="layout" svg:width="2.271cm" svg:height="3.181cm" svg:x="6.675cm" svg:y="10.152cm" svg:viewBox="0 0 2272 3182" draw:points="2272,1869 2272,0 0,1313 0,3182">
              <text:p/>
            </draw:polygon>
            <draw:polygon draw:style-name="gr221" draw:text-style-name="P2" draw:layer="layout" svg:width="2.533cm" svg:height="1.464cm" svg:x="6.501cm" svg:y="9.95cm" svg:viewBox="0 0 2534 1465" draw:points="87,1465 2534,51 2447,0 0,1414">
              <text:p/>
            </draw:polygon>
            <draw:polygon draw:style-name="gr222" draw:text-style-name="P2" draw:layer="layout" svg:width="0.086cm" svg:height="2.272cm" svg:x="6.501cm" svg:y="11.364cm" svg:viewBox="0 0 87 2273" draw:points="87,2273 87,51 0,0 0,2223">
              <text:p/>
            </draw:polygon>
            <draw:polygon draw:style-name="gr223" draw:text-style-name="P2" draw:layer="layout" svg:width="1.659cm" svg:height="1.211cm" svg:x="6.588cm" svg:y="13.637cm" svg:viewBox="0 0 1660 1212" draw:points="1660,1212 1660,960 0,0 0,253">
              <text:p/>
            </draw:polygon>
            <draw:line draw:style-name="gr224" draw:text-style-name="P2" draw:layer="layout" svg:x1="9.559cm" svg:y1="12.779cm" svg:x2="7.549cm" svg:y2="13.941cm">
              <text:p/>
            </draw:line>
            <draw:line draw:style-name="gr225" draw:text-style-name="P2" draw:layer="layout" svg:x1="9.384cm" svg:y1="12.678cm" svg:x2="7.374cm" svg:y2="13.84cm">
              <text:p/>
            </draw:line>
            <draw:line draw:style-name="gr226" draw:text-style-name="P2" draw:layer="layout" svg:x1="9.209cm" svg:y1="12.577cm" svg:x2="7.199cm" svg:y2="13.739cm">
              <text:p/>
            </draw:line>
            <draw:line draw:style-name="gr227" draw:text-style-name="P2" draw:layer="layout" svg:x1="7.462cm" svg:y1="13.587cm" svg:x2="7.287cm" svg:y2="13.486cm">
              <text:p/>
            </draw:line>
            <draw:line draw:style-name="gr228" draw:text-style-name="P2" draw:layer="layout" svg:x1="7.636cm" svg:y1="13.486cm" svg:x2="7.461cm" svg:y2="13.385cm">
              <text:p/>
            </draw:line>
            <draw:line draw:style-name="gr229" draw:text-style-name="P2" draw:layer="layout" svg:x1="7.811cm" svg:y1="13.385cm" svg:x2="7.636cm" svg:y2="13.284cm">
              <text:p/>
            </draw:line>
            <draw:line draw:style-name="gr230" draw:text-style-name="P2" draw:layer="layout" svg:x1="7.724cm" svg:y1="13.637cm" svg:x2="7.549cm" svg:y2="13.536cm">
              <text:p/>
            </draw:line>
            <draw:line draw:style-name="gr231" draw:text-style-name="P2" draw:layer="layout" svg:x1="7.899cm" svg:y1="13.536cm" svg:x2="7.724cm" svg:y2="13.435cm">
              <text:p/>
            </draw:line>
            <draw:line draw:style-name="gr232" draw:text-style-name="P2" draw:layer="layout" svg:x1="8.073cm" svg:y1="13.435cm" svg:x2="7.898cm" svg:y2="13.334cm">
              <text:p/>
            </draw:line>
            <draw:line draw:style-name="gr233" draw:text-style-name="P2" draw:layer="layout" svg:x1="7.986cm" svg:y1="13.284cm" svg:x2="7.811cm" svg:y2="13.183cm">
              <text:p/>
            </draw:line>
            <draw:line draw:style-name="gr234" draw:text-style-name="P2" draw:layer="layout" svg:x1="8.248cm" svg:y1="13.334cm" svg:x2="8.073cm" svg:y2="13.233cm">
              <text:p/>
            </draw:line>
            <draw:line draw:style-name="gr235" draw:text-style-name="P2" draw:layer="layout" svg:x1="8.161cm" svg:y1="13.183cm" svg:x2="7.986cm" svg:y2="13.082cm">
              <text:p/>
            </draw:line>
            <draw:line draw:style-name="gr236" draw:text-style-name="P2" draw:layer="layout" svg:x1="8.336cm" svg:y1="13.082cm" svg:x2="8.161cm" svg:y2="12.981cm">
              <text:p/>
            </draw:line>
            <draw:line draw:style-name="gr237" draw:text-style-name="P2" draw:layer="layout" svg:x1="8.51cm" svg:y1="12.981cm" svg:x2="8.335cm" svg:y2="12.88cm">
              <text:p/>
            </draw:line>
            <draw:line draw:style-name="gr238" draw:text-style-name="P2" draw:layer="layout" svg:x1="8.423cm" svg:y1="13.233cm" svg:x2="8.248cm" svg:y2="13.132cm">
              <text:p/>
            </draw:line>
            <draw:line draw:style-name="gr239" draw:text-style-name="P2" draw:layer="layout" svg:x1="8.598cm" svg:y1="13.132cm" svg:x2="8.423cm" svg:y2="13.031cm">
              <text:p/>
            </draw:line>
            <draw:line draw:style-name="gr240" draw:text-style-name="P2" draw:layer="layout" svg:x1="8.772cm" svg:y1="13.031cm" svg:x2="8.597cm" svg:y2="12.93cm">
              <text:p/>
            </draw:line>
            <draw:line draw:style-name="gr241" draw:text-style-name="P2" draw:layer="layout" svg:x1="8.685cm" svg:y1="12.88cm" svg:x2="8.51cm" svg:y2="12.779cm">
              <text:p/>
            </draw:line>
            <draw:line draw:style-name="gr242" draw:text-style-name="P2" draw:layer="layout" svg:x1="8.947cm" svg:y1="12.93cm" svg:x2="8.772cm" svg:y2="12.829cm">
              <text:p/>
            </draw:line>
            <draw:line draw:style-name="gr243" draw:text-style-name="P2" draw:layer="layout" svg:x1="8.86cm" svg:y1="12.779cm" svg:x2="8.685cm" svg:y2="12.678cm">
              <text:p/>
            </draw:line>
            <draw:line draw:style-name="gr244" draw:text-style-name="P2" draw:layer="layout" svg:x1="9.035cm" svg:y1="12.678cm" svg:x2="8.86cm" svg:y2="12.577cm">
              <text:p/>
            </draw:line>
            <draw:line draw:style-name="gr245" draw:text-style-name="P2" draw:layer="layout" svg:x1="9.122cm" svg:y1="12.829cm" svg:x2="8.947cm" svg:y2="12.728cm">
              <text:p/>
            </draw:line>
            <draw:line draw:style-name="gr246" draw:text-style-name="P2" draw:layer="layout" svg:x1="7.986cm" svg:y1="13.688cm" svg:x2="7.811cm" svg:y2="13.587cm">
              <text:p/>
            </draw:line>
            <draw:line draw:style-name="gr247" draw:text-style-name="P2" draw:layer="layout" svg:x1="8.161cm" svg:y1="13.587cm" svg:x2="7.986cm" svg:y2="13.486cm">
              <text:p/>
            </draw:line>
            <draw:line draw:style-name="gr248" draw:text-style-name="P2" draw:layer="layout" svg:x1="8.336cm" svg:y1="13.486cm" svg:x2="8.161cm" svg:y2="13.385cm">
              <text:p/>
            </draw:line>
            <draw:line draw:style-name="gr249" draw:text-style-name="P2" draw:layer="layout" svg:x1="8.423cm" svg:y1="13.637cm" svg:x2="8.248cm" svg:y2="13.536cm">
              <text:p/>
            </draw:line>
            <draw:line draw:style-name="gr250" draw:text-style-name="P2" draw:layer="layout" svg:x1="8.598cm" svg:y1="13.536cm" svg:x2="8.423cm" svg:y2="13.435cm">
              <text:p/>
            </draw:line>
            <draw:line draw:style-name="gr251" draw:text-style-name="P2" draw:layer="layout" svg:x1="8.51cm" svg:y1="13.385cm" svg:x2="8.335cm" svg:y2="13.284cm">
              <text:p/>
            </draw:line>
            <draw:line draw:style-name="gr252" draw:text-style-name="P2" draw:layer="layout" svg:x1="8.685cm" svg:y1="13.284cm" svg:x2="8.51cm" svg:y2="13.183cm">
              <text:p/>
            </draw:line>
            <draw:line draw:style-name="gr253" draw:text-style-name="P2" draw:layer="layout" svg:x1="8.86cm" svg:y1="13.183cm" svg:x2="8.685cm" svg:y2="13.082cm">
              <text:p/>
            </draw:line>
            <draw:line draw:style-name="gr254" draw:text-style-name="P2" draw:layer="layout" svg:x1="9.035cm" svg:y1="13.082cm" svg:x2="8.86cm" svg:y2="12.981cm">
              <text:p/>
            </draw:line>
            <draw:line draw:style-name="gr255" draw:text-style-name="P2" draw:layer="layout" svg:x1="9.297cm" svg:y1="13.132cm" svg:x2="9.122cm" svg:y2="13.031cm">
              <text:p/>
            </draw:line>
            <draw:line draw:style-name="gr256" draw:text-style-name="P2" draw:layer="layout" svg:x1="9.209cm" svg:y1="12.981cm" svg:x2="9.034cm" svg:y2="12.88cm">
              <text:p/>
            </draw:line>
            <draw:line draw:style-name="gr257" draw:text-style-name="P2" draw:layer="layout" svg:x1="9.472cm" svg:y1="13.031cm" svg:x2="9.297cm" svg:y2="12.93cm">
              <text:p/>
            </draw:line>
            <draw:line draw:style-name="gr258" draw:text-style-name="P2" draw:layer="layout" svg:x1="8.073cm" svg:y1="13.84cm" svg:x2="7.898cm" svg:y2="13.739cm">
              <text:p/>
            </draw:line>
            <draw:line draw:style-name="gr259" draw:text-style-name="P2" draw:layer="layout" svg:x1="8.248cm" svg:y1="13.738cm" svg:x2="8.073cm" svg:y2="13.637cm">
              <text:p/>
            </draw:line>
            <draw:polygon draw:style-name="gr260" draw:text-style-name="P2" draw:layer="layout" svg:width="2.446cm" svg:height="1.666cm" svg:x="8.248cm" svg:y="13.183cm" svg:viewBox="0 0 2447 1667" draw:points="2447,253 2447,0 0,1414 0,1667">
              <text:p/>
            </draw:polygon>
            <draw:polygon draw:style-name="gr261" draw:text-style-name="P2" draw:layer="layout" svg:width="4.194cm" svg:height="4.899cm" svg:x="6.5cm" svg:y="9.95cm" svg:viewBox="0 0 4195 4900" draw:points="2447,0 0,1414 0,3637 88,3687 88,3940 1748,4900 4195,3485 4195,3233 2535,2273 2535,51">
              <text:p/>
            </draw:polygon>
            <draw:polygon draw:style-name="gr262" draw:text-style-name="P2" draw:layer="layout" svg:width="1.048cm" svg:height="0.605cm" svg:x="8.597cm" svg:y="13.334cm" svg:viewBox="0 0 1049 606" draw:points="1049,253 612,0 0,354 437,606">
              <text:p/>
            </draw:polygon>
            <draw:line draw:style-name="gr263" draw:text-style-name="P2" draw:layer="layout" svg:x1="7.549cm" svg:y1="13.738cm" svg:x2="7.374cm" svg:y2="13.637cm">
              <text:p/>
            </draw:line>
            <draw:line draw:style-name="gr264" draw:text-style-name="P2" draw:layer="layout" svg:x1="7.811cm" svg:y1="13.789cm" svg:x2="7.636cm" svg:y2="13.688cm">
              <text:p/>
            </draw:line>
          </draw:g>
        </draw:g>
        <draw:frame draw:style-name="gr2" draw:layer="layout" svg:width="4.8cm" svg:height="1.35cm" svg:x="9.4cm" svg:y="13.85cm">
          <draw:text-box>
            <text:p>10.0.1.50</text:p>
          </draw:text-box>
        </draw:frame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65" draw:text-style-name="P1" draw:layer="layout" svg:width="2.276cm" svg:height="1.416cm" svg:x="18.623cm" svg:y="12.742cm" svg:viewBox="0 0 2277 1417" svg:d="M4 1417c240 0 2273-506 2273-962 0-455-547-455-788-455 0 152-1573 304-1485 1417z">
            <text:p/>
          </draw:path>
          <draw:g>
            <draw:polygon draw:style-name="gr266" draw:text-style-name="P2" draw:layer="layout" svg:width="4.114cm" svg:height="2.378cm" svg:x="16.173cm" svg:y="11.527cm" svg:viewBox="0 0 4115 2379" draw:points="2451,2379 0,962 1663,0 4115,1417">
              <text:p/>
            </draw:polygon>
            <draw:polygon draw:style-name="gr267" draw:text-style-name="P3" draw:layer="layout" svg:width="2.713cm" svg:height="1.568cm" svg:x="17.136cm" svg:y="11.78cm" svg:viewBox="0 0 2714 1569" draw:points="0,405 700,0 2714,1164 2014,1569">
              <text:p/>
            </draw:polygon>
            <draw:polygon draw:style-name="gr268" draw:text-style-name="P2" draw:layer="layout" svg:width="2.45cm" svg:height="3.643cm" svg:x="17.836cm" svg:y="9.301cm" svg:viewBox="0 0 2451 3644" draw:points="0,2227 0,0 2451,1417 2451,3644">
              <text:p/>
            </draw:polygon>
            <draw:polygon draw:style-name="gr269" draw:text-style-name="P2" draw:layer="layout" svg:width="2.275cm" svg:height="3.187cm" svg:x="17.924cm" svg:y="9.452cm" svg:viewBox="0 0 2276 3188" draw:points="0,1872 0,0 2276,1316 2276,3188">
              <text:p/>
            </draw:polygon>
            <draw:polygon draw:style-name="gr270" draw:text-style-name="P2" draw:layer="layout" svg:width="2.538cm" svg:height="1.467cm" svg:x="17.836cm" svg:y="9.25cm" svg:viewBox="0 0 2539 1468" draw:points="2451,1468 0,51 88,0 2539,1417">
              <text:p/>
            </draw:polygon>
            <draw:polygon draw:style-name="gr271" draw:text-style-name="P2" draw:layer="layout" svg:width="0.087cm" svg:height="2.276cm" svg:x="20.288cm" svg:y="10.667cm" svg:viewBox="0 0 88 2277" draw:points="0,2277 0,51 88,0 88,2227">
              <text:p/>
            </draw:polygon>
            <draw:polygon draw:style-name="gr272" draw:text-style-name="P2" draw:layer="layout" svg:width="1.662cm" svg:height="1.214cm" svg:x="18.624cm" svg:y="12.944cm" svg:viewBox="0 0 1663 1215" draw:points="0,1215 0,962 1663,0 1663,253">
              <text:p/>
            </draw:polygon>
            <draw:line draw:style-name="gr273" draw:text-style-name="P2" draw:layer="layout" svg:x1="17.311cm" svg:y1="12.084cm" svg:x2="19.325cm" svg:y2="13.248cm">
              <text:p/>
            </draw:line>
            <draw:line draw:style-name="gr274" draw:text-style-name="P2" draw:layer="layout" svg:x1="17.486cm" svg:y1="11.983cm" svg:x2="19.5cm" svg:y2="13.147cm">
              <text:p/>
            </draw:line>
            <draw:line draw:style-name="gr275" draw:text-style-name="P2" draw:layer="layout" svg:x1="17.661cm" svg:y1="11.882cm" svg:x2="19.675cm" svg:y2="13.046cm">
              <text:p/>
            </draw:line>
            <draw:line draw:style-name="gr276" draw:text-style-name="P2" draw:layer="layout" svg:x1="19.412cm" svg:y1="12.894cm" svg:x2="19.587cm" svg:y2="12.793cm">
              <text:p/>
            </draw:line>
            <draw:line draw:style-name="gr277" draw:text-style-name="P2" draw:layer="layout" svg:x1="19.237cm" svg:y1="12.792cm" svg:x2="19.412cm" svg:y2="12.691cm">
              <text:p/>
            </draw:line>
            <draw:line draw:style-name="gr278" draw:text-style-name="P2" draw:layer="layout" svg:x1="19.062cm" svg:y1="12.691cm" svg:x2="19.237cm" svg:y2="12.59cm">
              <text:p/>
            </draw:line>
            <draw:line draw:style-name="gr279" draw:text-style-name="P2" draw:layer="layout" svg:x1="19.15cm" svg:y1="12.944cm" svg:x2="19.325cm" svg:y2="12.843cm">
              <text:p/>
            </draw:line>
            <draw:line draw:style-name="gr280" draw:text-style-name="P2" draw:layer="layout" svg:x1="18.975cm" svg:y1="12.843cm" svg:x2="19.15cm" svg:y2="12.742cm">
              <text:p/>
            </draw:line>
            <draw:line draw:style-name="gr281" draw:text-style-name="P2" draw:layer="layout" svg:x1="18.8cm" svg:y1="12.742cm" svg:x2="18.975cm" svg:y2="12.641cm">
              <text:p/>
            </draw:line>
            <draw:line draw:style-name="gr282" draw:text-style-name="P2" draw:layer="layout" svg:x1="18.887cm" svg:y1="12.59cm" svg:x2="19.062cm" svg:y2="12.489cm">
              <text:p/>
            </draw:line>
            <draw:line draw:style-name="gr283" draw:text-style-name="P2" draw:layer="layout" svg:x1="18.624cm" svg:y1="12.64cm" svg:x2="18.799cm" svg:y2="12.539cm">
              <text:p/>
            </draw:line>
            <draw:line draw:style-name="gr284" draw:text-style-name="P2" draw:layer="layout" svg:x1="18.712cm" svg:y1="12.489cm" svg:x2="18.887cm" svg:y2="12.388cm">
              <text:p/>
            </draw:line>
            <draw:line draw:style-name="gr285" draw:text-style-name="P2" draw:layer="layout" svg:x1="18.537cm" svg:y1="12.387cm" svg:x2="18.712cm" svg:y2="12.286cm">
              <text:p/>
            </draw:line>
            <draw:line draw:style-name="gr286" draw:text-style-name="P2" draw:layer="layout" svg:x1="18.362cm" svg:y1="12.286cm" svg:x2="18.537cm" svg:y2="12.185cm">
              <text:p/>
            </draw:line>
            <draw:line draw:style-name="gr287" draw:text-style-name="P2" draw:layer="layout" svg:x1="18.449cm" svg:y1="12.539cm" svg:x2="18.624cm" svg:y2="12.438cm">
              <text:p/>
            </draw:line>
            <draw:line draw:style-name="gr288" draw:text-style-name="P2" draw:layer="layout" svg:x1="18.274cm" svg:y1="12.438cm" svg:x2="18.449cm" svg:y2="12.337cm">
              <text:p/>
            </draw:line>
            <draw:line draw:style-name="gr289" draw:text-style-name="P2" draw:layer="layout" svg:x1="18.099cm" svg:y1="12.337cm" svg:x2="18.274cm" svg:y2="12.236cm">
              <text:p/>
            </draw:line>
            <draw:line draw:style-name="gr290" draw:text-style-name="P2" draw:layer="layout" svg:x1="18.187cm" svg:y1="12.185cm" svg:x2="18.362cm" svg:y2="12.084cm">
              <text:p/>
            </draw:line>
            <draw:line draw:style-name="gr291" draw:text-style-name="P2" draw:layer="layout" svg:x1="17.924cm" svg:y1="12.236cm" svg:x2="18.099cm" svg:y2="12.135cm">
              <text:p/>
            </draw:line>
            <draw:line draw:style-name="gr292" draw:text-style-name="P2" draw:layer="layout" svg:x1="18.012cm" svg:y1="12.084cm" svg:x2="18.187cm" svg:y2="11.983cm">
              <text:p/>
            </draw:line>
            <draw:line draw:style-name="gr293" draw:text-style-name="P2" draw:layer="layout" svg:x1="17.836cm" svg:y1="11.983cm" svg:x2="18.011cm" svg:y2="11.882cm">
              <text:p/>
            </draw:line>
            <draw:line draw:style-name="gr294" draw:text-style-name="P2" draw:layer="layout" svg:x1="17.749cm" svg:y1="12.134cm" svg:x2="17.924cm" svg:y2="12.033cm">
              <text:p/>
            </draw:line>
            <draw:line draw:style-name="gr295" draw:text-style-name="P2" draw:layer="layout" svg:x1="18.887cm" svg:y1="12.995cm" svg:x2="19.062cm" svg:y2="12.894cm">
              <text:p/>
            </draw:line>
            <draw:line draw:style-name="gr296" draw:text-style-name="P2" draw:layer="layout" svg:x1="18.712cm" svg:y1="12.894cm" svg:x2="18.887cm" svg:y2="12.793cm">
              <text:p/>
            </draw:line>
            <draw:line draw:style-name="gr297" draw:text-style-name="P2" draw:layer="layout" svg:x1="18.537cm" svg:y1="12.792cm" svg:x2="18.712cm" svg:y2="12.691cm">
              <text:p/>
            </draw:line>
            <draw:line draw:style-name="gr298" draw:text-style-name="P2" draw:layer="layout" svg:x1="18.449cm" svg:y1="12.944cm" svg:x2="18.624cm" svg:y2="12.843cm">
              <text:p/>
            </draw:line>
            <draw:line draw:style-name="gr299" draw:text-style-name="P2" draw:layer="layout" svg:x1="18.274cm" svg:y1="12.843cm" svg:x2="18.449cm" svg:y2="12.742cm">
              <text:p/>
            </draw:line>
            <draw:line draw:style-name="gr300" draw:text-style-name="P2" draw:layer="layout" svg:x1="18.362cm" svg:y1="12.691cm" svg:x2="18.537cm" svg:y2="12.59cm">
              <text:p/>
            </draw:line>
            <draw:line draw:style-name="gr301" draw:text-style-name="P2" draw:layer="layout" svg:x1="18.187cm" svg:y1="12.59cm" svg:x2="18.362cm" svg:y2="12.489cm">
              <text:p/>
            </draw:line>
            <draw:line draw:style-name="gr302" draw:text-style-name="P2" draw:layer="layout" svg:x1="18.012cm" svg:y1="12.489cm" svg:x2="18.187cm" svg:y2="12.388cm">
              <text:p/>
            </draw:line>
            <draw:line draw:style-name="gr303" draw:text-style-name="P2" draw:layer="layout" svg:x1="17.836cm" svg:y1="12.387cm" svg:x2="18.011cm" svg:y2="12.286cm">
              <text:p/>
            </draw:line>
            <draw:line draw:style-name="gr304" draw:text-style-name="P2" draw:layer="layout" svg:x1="17.574cm" svg:y1="12.438cm" svg:x2="17.749cm" svg:y2="12.337cm">
              <text:p/>
            </draw:line>
            <draw:line draw:style-name="gr305" draw:text-style-name="P2" draw:layer="layout" svg:x1="17.661cm" svg:y1="12.286cm" svg:x2="17.836cm" svg:y2="12.185cm">
              <text:p/>
            </draw:line>
            <draw:line draw:style-name="gr306" draw:text-style-name="P2" draw:layer="layout" svg:x1="17.399cm" svg:y1="12.337cm" svg:x2="17.574cm" svg:y2="12.236cm">
              <text:p/>
            </draw:line>
            <draw:line draw:style-name="gr307" draw:text-style-name="P2" draw:layer="layout" svg:x1="18.8cm" svg:y1="13.147cm" svg:x2="18.975cm" svg:y2="13.046cm">
              <text:p/>
            </draw:line>
            <draw:line draw:style-name="gr308" draw:text-style-name="P2" draw:layer="layout" svg:x1="18.624cm" svg:y1="13.045cm" svg:x2="18.799cm" svg:y2="12.944cm">
              <text:p/>
            </draw:line>
            <draw:polygon draw:style-name="gr309" draw:text-style-name="P2" draw:layer="layout" svg:width="2.45cm" svg:height="1.669cm" svg:x="16.173cm" svg:y="12.489cm" svg:viewBox="0 0 2451 1670" draw:points="0,253 0,0 2451,1417 2451,1670">
              <text:p/>
            </draw:polygon>
            <draw:polygon draw:style-name="gr310" draw:text-style-name="P2" draw:layer="layout" svg:width="4.201cm" svg:height="4.908cm" svg:x="16.173cm" svg:y="9.25cm" svg:viewBox="0 0 4202 4909" draw:points="1751,0 4202,1417 4202,3644 4115,3694 4115,3947 2451,4909 0,3492 0,3239 1663,2277 1663,51">
              <text:p/>
            </draw:polygon>
            <draw:polygon draw:style-name="gr311" draw:text-style-name="P2" draw:layer="layout" svg:width="1.05cm" svg:height="0.606cm" svg:x="17.224cm" svg:y="12.641cm" svg:viewBox="0 0 1051 607" draw:points="0,253 438,0 1051,354 613,607">
              <text:p/>
            </draw:polygon>
            <draw:line draw:style-name="gr312" draw:text-style-name="P2" draw:layer="layout" svg:x1="19.325cm" svg:y1="13.045cm" svg:x2="19.5cm" svg:y2="12.944cm">
              <text:p/>
            </draw:line>
            <draw:line draw:style-name="gr313" draw:text-style-name="P2" draw:layer="layout" svg:x1="19.062cm" svg:y1="13.096cm" svg:x2="19.237cm" svg:y2="12.995cm">
              <text:p/>
            </draw:line>
          </draw:g>
        </draw:g>
        <draw:frame draw:style-name="gr2" draw:layer="layout" svg:width="4.8cm" svg:height="1.35cm" svg:x="14.3cm" svg:y="13.4cm">
          <draw:text-box>
            <text:p>10.0.2.200</text:p>
          </draw:text-box>
        </draw:frame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olygon draw:style-name="gr314" draw:text-style-name="P2" draw:layer="layout" svg:width="0.439cm" svg:height="0.508cm" svg:x="25.66cm" svg:y="11.631cm" svg:viewBox="0 0 440 509" draw:points="440,305 352,0 0,203 88,509">
              <text:p/>
            </draw:polygon>
            <draw:polygon draw:style-name="gr315" draw:text-style-name="P2" draw:layer="layout" svg:width="0.967cm" svg:height="0.558cm" svg:x="25.044cm" svg:y="11.275cm" svg:viewBox="0 0 968 559" draw:points="968,356 792,203 528,51 352,0 0,203 176,254 440,407 616,559">
              <text:p/>
            </draw:polygon>
            <draw:path draw:style-name="gr316" draw:text-style-name="P2" draw:layer="layout" svg:width="0.791cm" svg:height="0.66cm" svg:x="24.956cm" svg:y="11.478cm" svg:viewBox="0 0 792 661" svg:d="M0 203c0-305 176-203 352-101 176 101 352 101 440 559 0 0-352-203-792-458z">
              <text:p/>
            </draw:path>
            <draw:path draw:style-name="gr317" draw:text-style-name="P2" draw:layer="layout" svg:width="1.143cm" svg:height="0.864cm" svg:x="24.956cm" svg:y="11.275cm" svg:viewBox="0 0 1144 865" svg:d="M440 0c176 51 176 51 352 153 88 50 264 101 352 508-176 102-176 102-352 204-101-47-616-356-792-458 0-254 176-254 440-407z">
              <text:p/>
            </draw:path>
          </draw:g>
          <draw:g>
            <draw:path draw:style-name="gr318" draw:text-style-name="P1" draw:layer="layout" svg:width="1.016cm" svg:height="0.629cm" svg:x="22.18cm" svg:y="11.975cm" svg:viewBox="0 0 1017 630" svg:d="M0 630c241 0 849-280 970-350s-1-280-242-280c0 153-728 630-728 630z">
              <text:p/>
            </draw:path>
            <draw:g>
              <draw:polygon draw:style-name="gr319" draw:text-style-name="P2" draw:layer="layout" svg:width="0.879cm" svg:height="0.711cm" svg:x="22.031cm" svg:y="11.963cm" svg:viewBox="0 0 880 712" draw:points="880,203 880,0 0,509 0,712">
                <text:p/>
              </draw:polygon>
              <draw:polygon draw:style-name="gr320" draw:text-style-name="P2" draw:layer="layout" svg:width="0.879cm" svg:height="0.864cm" svg:x="21.327cm" svg:y="11.2cm" svg:viewBox="0 0 880 865" draw:points="880,356 880,0 0,509 0,865">
                <text:p/>
              </draw:polygon>
              <draw:polygon draw:style-name="gr321" draw:text-style-name="P2" draw:layer="layout" svg:width="1.583cm" svg:height="0.914cm" svg:x="21.327cm" svg:y="11.556cm" svg:viewBox="0 0 1584 915" draw:points="1584,407 880,0 0,509 704,915">
                <text:p/>
              </draw:polygon>
              <draw:polygon draw:style-name="gr322" draw:text-style-name="P2" draw:layer="layout" svg:width="0.879cm" svg:height="0.864cm" svg:x="21.151cm" svg:y="11.81cm" svg:viewBox="0 0 880 865" draw:points="880,865 880,661 176,254 176,0 0,102 0,356">
                <text:p/>
              </draw:polygon>
              <draw:polygon draw:style-name="gr323" draw:text-style-name="P2" draw:layer="layout" svg:width="2.814cm" svg:height="3.864cm" svg:x="21.063cm" svg:y="8.098cm" svg:viewBox="0 0 2815 3865" draw:points="2815,2238 2815,0 0,1627 0,3865">
                <text:p/>
              </draw:polygon>
              <draw:polygon draw:style-name="gr324" draw:text-style-name="P2" draw:layer="layout" svg:width="2.638cm" svg:height="3.559cm" svg:x="21.151cm" svg:y="8.25cm" svg:viewBox="0 0 2639 3560" draw:points="2639,2034 2639,0 0,1526 0,3560">
                <text:p/>
              </draw:polygon>
              <draw:polygon draw:style-name="gr325" draw:text-style-name="P2" draw:layer="layout" svg:width="2.99cm" svg:height="1.728cm" svg:x="20.887cm" svg:y="7.996cm" svg:viewBox="0 0 2991 1729" draw:points="176,1729 2991,102 2815,0 0,1627">
                <text:p/>
              </draw:polygon>
              <draw:polygon draw:style-name="gr326" draw:text-style-name="P2" draw:layer="layout" svg:width="0.175cm" svg:height="2.338cm" svg:x="20.887cm" svg:y="9.623cm" svg:viewBox="0 0 176 2339" draw:points="176,2339 176,102 0,0 0,2238">
                <text:p/>
              </draw:polygon>
              <draw:polygon draw:style-name="gr327" draw:text-style-name="P2" draw:layer="layout" svg:width="2.99cm" svg:height="4.678cm" svg:x="20.887cm" svg:y="7.996cm" svg:viewBox="0 0 2991 4679" draw:points="2815,0 0,1627 0,3865 176,3967 264,3916 264,4170 1143,4679 2023,4170 2023,3967 1319,3560 1319,3306 2991,2339 2991,102">
                <text:p/>
              </draw:polygon>
            </draw:g>
          </draw:g>
          <draw:g>
            <draw:path draw:style-name="gr328" draw:text-style-name="P1" draw:layer="layout" svg:width="0.748cm" svg:height="0.489cm" svg:x="24.617cm" svg:y="12.35cm" svg:viewBox="0 0 749 490" svg:d="M0 490c0 0 485-140 606-210 131-76 242-280 0-280 0 153-606 490-606 490z">
              <text:p/>
            </draw:path>
            <draw:g>
              <draw:polygon draw:style-name="gr329" draw:text-style-name="P2" draw:layer="layout" svg:width="3.782cm" svg:height="2.186cm" svg:x="21.44cm" svg:y="11.71cm" svg:viewBox="0 0 3783 2187" draw:points="968,2187 3783,559 2815,0 0,1627">
                <text:p/>
              </draw:polygon>
              <draw:polygon draw:style-name="gr330" draw:text-style-name="P2" draw:layer="layout" svg:width="0.967cm" svg:height="0.762cm" svg:x="21.44cm" svg:y="13.337cm" svg:viewBox="0 0 968 763" draw:points="968,763 968,559 0,0 0,203">
                <text:p/>
              </draw:polygon>
              <draw:polygon draw:style-name="gr331" draw:text-style-name="P2" draw:layer="layout" svg:width="2.814cm" svg:height="1.83cm" svg:x="22.408cm" svg:y="12.269cm" svg:viewBox="0 0 2815 1831" draw:points="2815,203 2815,0 0,1627 0,1831">
                <text:p/>
              </draw:polygon>
              <draw:polygon draw:style-name="gr332" draw:text-style-name="P2" draw:layer="layout" svg:width="3.782cm" svg:height="2.389cm" svg:x="21.44cm" svg:y="11.71cm" svg:viewBox="0 0 3783 2390" draw:points="2815,0 0,1627 0,1831 968,2390 3783,763 3783,559">
                <text:p/>
              </draw:polygon>
              <draw:g>
                <draw:polygon draw:style-name="gr333" draw:text-style-name="P3" draw:layer="layout" svg:width="1.231cm" svg:height="0.711cm" svg:x="23.768cm" svg:y="11.848cm" svg:viewBox="0 0 1232 712" draw:points="1232,407 528,0 0,305 704,712">
                  <text:p/>
                </draw:polygon>
                <draw:line draw:style-name="gr334" draw:text-style-name="P2" draw:layer="layout" svg:x1="24.824cm" svg:y1="12.357cm" svg:x2="24.12cm" svg:y2="11.95cm">
                  <text:p/>
                </draw:line>
                <draw:line draw:style-name="gr335" draw:text-style-name="P2" draw:layer="layout" svg:x1="24.648cm" svg:y1="12.458cm" svg:x2="23.944cm" svg:y2="12.051cm">
                  <text:p/>
                </draw:line>
                <draw:line draw:style-name="gr336" draw:text-style-name="P2" draw:layer="layout" svg:x1="24.472cm" svg:y1="11.95cm" svg:x2="23.944cm" svg:y2="12.255cm">
                  <text:p/>
                </draw:line>
                <draw:line draw:style-name="gr337" draw:text-style-name="P2" draw:layer="layout" svg:x1="24.648cm" svg:y1="12.051cm" svg:x2="24.12cm" svg:y2="12.356cm">
                  <text:p/>
                </draw:line>
                <draw:line draw:style-name="gr338" draw:text-style-name="P2" draw:layer="layout" svg:x1="24.824cm" svg:y1="12.153cm" svg:x2="24.472cm" svg:y2="12.356cm">
                  <text:p/>
                </draw:line>
              </draw:g>
              <draw:g>
                <draw:polygon draw:style-name="gr339" draw:text-style-name="P3" draw:layer="layout" svg:width="2.55cm" svg:height="1.474cm" svg:x="21.707cm" svg:y="12.275cm" svg:viewBox="0 0 2551 1475" draw:points="2551,407 1847,0 0,1068 703,1475">
                  <text:p/>
                </draw:polygon>
                <draw:line draw:style-name="gr340" draw:text-style-name="P2" draw:layer="layout" svg:x1="24.082cm" svg:y1="12.58cm" svg:x2="22.234cm" svg:y2="13.648cm">
                  <text:p/>
                </draw:line>
                <draw:line draw:style-name="gr341" draw:text-style-name="P2" draw:layer="layout" svg:x1="23.906cm" svg:y1="12.479cm" svg:x2="22.058cm" svg:y2="13.547cm">
                  <text:p/>
                </draw:line>
                <draw:line draw:style-name="gr342" draw:text-style-name="P2" draw:layer="layout" svg:x1="23.73cm" svg:y1="12.377cm" svg:x2="21.882cm" svg:y2="13.445cm">
                  <text:p/>
                </draw:line>
                <draw:line draw:style-name="gr343" draw:text-style-name="P2" draw:layer="layout" svg:x1="22.059cm" svg:y1="13.344cm" svg:x2="21.883cm" svg:y2="13.242cm">
                  <text:p/>
                </draw:line>
                <draw:line draw:style-name="gr344" draw:text-style-name="P2" draw:layer="layout" svg:x1="22.235cm" svg:y1="13.242cm" svg:x2="22.059cm" svg:y2="13.14cm">
                  <text:p/>
                </draw:line>
                <draw:line draw:style-name="gr345" draw:text-style-name="P2" draw:layer="layout" svg:x1="22.411cm" svg:y1="13.14cm" svg:x2="22.235cm" svg:y2="13.038cm">
                  <text:p/>
                </draw:line>
                <draw:line draw:style-name="gr346" draw:text-style-name="P2" draw:layer="layout" svg:x1="22.323cm" svg:y1="13.394cm" svg:x2="22.147cm" svg:y2="13.292cm">
                  <text:p/>
                </draw:line>
                <draw:line draw:style-name="gr347" draw:text-style-name="P2" draw:layer="layout" svg:x1="22.498cm" svg:y1="13.293cm" svg:x2="22.322cm" svg:y2="13.191cm">
                  <text:p/>
                </draw:line>
                <draw:line draw:style-name="gr348" draw:text-style-name="P2" draw:layer="layout" svg:x1="22.674cm" svg:y1="13.191cm" svg:x2="22.498cm" svg:y2="13.089cm">
                  <text:p/>
                </draw:line>
                <draw:line draw:style-name="gr349" draw:text-style-name="P2" draw:layer="layout" svg:x1="22.586cm" svg:y1="13.038cm" svg:x2="22.41cm" svg:y2="12.936cm">
                  <text:p/>
                </draw:line>
                <draw:line draw:style-name="gr350" draw:text-style-name="P2" draw:layer="layout" svg:x1="22.85cm" svg:y1="13.089cm" svg:x2="22.674cm" svg:y2="12.987cm">
                  <text:p/>
                </draw:line>
                <draw:line draw:style-name="gr351" draw:text-style-name="P2" draw:layer="layout" svg:x1="22.762cm" svg:y1="12.937cm" svg:x2="22.586cm" svg:y2="12.835cm">
                  <text:p/>
                </draw:line>
                <draw:line draw:style-name="gr352" draw:text-style-name="P2" draw:layer="layout" svg:x1="22.938cm" svg:y1="12.835cm" svg:x2="22.762cm" svg:y2="12.733cm">
                  <text:p/>
                </draw:line>
                <draw:line draw:style-name="gr353" draw:text-style-name="P2" draw:layer="layout" svg:x1="23.114cm" svg:y1="12.733cm" svg:x2="22.938cm" svg:y2="12.631cm">
                  <text:p/>
                </draw:line>
                <draw:line draw:style-name="gr354" draw:text-style-name="P2" draw:layer="layout" svg:x1="23.026cm" svg:y1="12.988cm" svg:x2="22.85cm" svg:y2="12.886cm">
                  <text:p/>
                </draw:line>
                <draw:line draw:style-name="gr355" draw:text-style-name="P2" draw:layer="layout" svg:x1="23.202cm" svg:y1="12.886cm" svg:x2="23.026cm" svg:y2="12.784cm">
                  <text:p/>
                </draw:line>
                <draw:line draw:style-name="gr356" draw:text-style-name="P2" draw:layer="layout" svg:x1="23.378cm" svg:y1="12.784cm" svg:x2="23.202cm" svg:y2="12.682cm">
                  <text:p/>
                </draw:line>
                <draw:line draw:style-name="gr357" draw:text-style-name="P2" draw:layer="layout" svg:x1="23.29cm" svg:y1="12.632cm" svg:x2="23.114cm" svg:y2="12.53cm">
                  <text:p/>
                </draw:line>
                <draw:line draw:style-name="gr358" draw:text-style-name="P2" draw:layer="layout" svg:x1="23.554cm" svg:y1="12.682cm" svg:x2="23.378cm" svg:y2="12.58cm">
                  <text:p/>
                </draw:line>
                <draw:line draw:style-name="gr359" draw:text-style-name="P2" draw:layer="layout" svg:x1="23.466cm" svg:y1="12.53cm" svg:x2="23.29cm" svg:y2="12.428cm">
                  <text:p/>
                </draw:line>
                <draw:line draw:style-name="gr360" draw:text-style-name="P2" draw:layer="layout" svg:x1="23.642cm" svg:y1="12.428cm" svg:x2="23.466cm" svg:y2="12.326cm">
                  <text:p/>
                </draw:line>
                <draw:line draw:style-name="gr361" draw:text-style-name="P2" draw:layer="layout" svg:x1="23.73cm" svg:y1="12.581cm" svg:x2="23.554cm" svg:y2="12.479cm">
                  <text:p/>
                </draw:line>
                <draw:line draw:style-name="gr362" draw:text-style-name="P2" draw:layer="layout" svg:x1="22.586cm" svg:y1="13.445cm" svg:x2="22.41cm" svg:y2="13.343cm">
                  <text:p/>
                </draw:line>
                <draw:line draw:style-name="gr363" draw:text-style-name="P2" draw:layer="layout" svg:x1="22.762cm" svg:y1="13.344cm" svg:x2="22.586cm" svg:y2="13.242cm">
                  <text:p/>
                </draw:line>
                <draw:line draw:style-name="gr364" draw:text-style-name="P2" draw:layer="layout" svg:x1="22.938cm" svg:y1="13.242cm" svg:x2="22.762cm" svg:y2="13.14cm">
                  <text:p/>
                </draw:line>
                <draw:line draw:style-name="gr365" draw:text-style-name="P2" draw:layer="layout" svg:x1="23.026cm" svg:y1="13.394cm" svg:x2="22.85cm" svg:y2="13.292cm">
                  <text:p/>
                </draw:line>
                <draw:line draw:style-name="gr366" draw:text-style-name="P2" draw:layer="layout" svg:x1="23.202cm" svg:y1="13.293cm" svg:x2="23.026cm" svg:y2="13.191cm">
                  <text:p/>
                </draw:line>
                <draw:line draw:style-name="gr367" draw:text-style-name="P2" draw:layer="layout" svg:x1="23.114cm" svg:y1="13.14cm" svg:x2="22.938cm" svg:y2="13.038cm">
                  <text:p/>
                </draw:line>
                <draw:line draw:style-name="gr368" draw:text-style-name="P2" draw:layer="layout" svg:x1="23.29cm" svg:y1="13.038cm" svg:x2="23.114cm" svg:y2="12.936cm">
                  <text:p/>
                </draw:line>
                <draw:line draw:style-name="gr369" draw:text-style-name="P2" draw:layer="layout" svg:x1="23.466cm" svg:y1="12.937cm" svg:x2="23.29cm" svg:y2="12.835cm">
                  <text:p/>
                </draw:line>
                <draw:line draw:style-name="gr370" draw:text-style-name="P2" draw:layer="layout" svg:x1="23.642cm" svg:y1="12.835cm" svg:x2="23.466cm" svg:y2="12.733cm">
                  <text:p/>
                </draw:line>
                <draw:line draw:style-name="gr371" draw:text-style-name="P2" draw:layer="layout" svg:x1="23.906cm" svg:y1="12.886cm" svg:x2="23.73cm" svg:y2="12.784cm">
                  <text:p/>
                </draw:line>
                <draw:line draw:style-name="gr372" draw:text-style-name="P2" draw:layer="layout" svg:x1="23.818cm" svg:y1="12.733cm" svg:x2="23.642cm" svg:y2="12.631cm">
                  <text:p/>
                </draw:line>
                <draw:line draw:style-name="gr373" draw:text-style-name="P2" draw:layer="layout" svg:x1="24.082cm" svg:y1="12.784cm" svg:x2="23.906cm" svg:y2="12.682cm">
                  <text:p/>
                </draw:line>
                <draw:line draw:style-name="gr374" draw:text-style-name="P2" draw:layer="layout" svg:x1="22.674cm" svg:y1="13.598cm" svg:x2="22.498cm" svg:y2="13.496cm">
                  <text:p/>
                </draw:line>
                <draw:line draw:style-name="gr375" draw:text-style-name="P2" draw:layer="layout" svg:x1="22.85cm" svg:y1="13.496cm" svg:x2="22.674cm" svg:y2="13.394cm">
                  <text:p/>
                </draw:line>
              </draw:g>
            </draw:g>
          </draw:g>
        </draw:g>
        <draw:frame draw:style-name="gr376" draw:layer="layout" svg:width="4.8cm" svg:height="1.85cm" svg:x="23.2cm" svg:y="10.45cm">
          <draw:text-box>
            <text:p>10.3.15.9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13:53:04.452533987</meta:creation-date>
    <dc:date>2016-04-17T15:30:27.411951043</dc:date>
    <meta:editing-duration>PT33M13S</meta:editing-duration>
    <meta:editing-cycles>14</meta:editing-cycles>
    <meta:generator>LibreOffice/4.2.8.2$Linux_X86_64 LibreOffice_project/420m0$Build-2</meta:generator>
    <meta:document-statistic meta:object-count="421"/>
  </office:meta>
</office:document-meta>
</file>